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ap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ANT</text:p>
          </table:table-cell>
          <table:table-cell office:value-type="string">
            <text:p>Banana</text:p>
          </table:table-cell>
          <table:table-cell office:value-type="string">
            <text:p>Egg</text:p>
          </table:table-cell>
          <table:table-cell office:value-type="string">
            <text:p>Water</text:p>
          </table:table-cell>
          <table:table-cell office:value-type="string">
            <text:p>Speared fish</text:p>
          </table:table-cell>
          <table:table-cell office:value-type="string">
            <text:p>Apple</text:p>
          </table:table-cell>
          <table:table-cell office:value-type="string">
            <text:p>Diamond</text:p>
          </table:table-cell>
          <table:table-cell office:value-type="string">
            <text:p>Leisure</text:p>
          </table:table-cell>
          <table:table-cell office:value-type="string">
            <text:p>Spear</text:p>
          </table:table-cell>
          <table:table-cell office:value-type="string">
            <text:p>Fish </text:p>
          </table:table-cell>
          <table:table-cell office:value-type="string">
            <text:p>Grapes</text:p>
          </table:table-cell>
          <table:table-cell office:value-type="string">
            <text:p>Cit Band</text:p>
          </table:table-cell>
          <table:table-cell office:value-type="string">
            <text:p>Mil Band</text:p>
          </table:table-cell>
          <table:table-cell office:value-type="string">
            <text:p>40 Band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  <table:table-cell table:formula="of:=SUM([.B2:.N2])" office:value-type="float" office:value="8">
            <text:p>8</text:p>
          </table:table-cell>
          <table:table-cell/>
          <table:table-cell>
            <draw:frame table:end-cell-address="Map.X22" table:end-x="0.4654in" table:end-y="0.0126in" draw:z-index="6" draw:style-name="gr1" draw:text-style-name="P1" svg:width="6.2913in" svg:height="3.5413in" svg:x="0.3969in" svg:y="0.0276in">
              <draw:object draw:notify-on-update-of-ranges="Map.B1:Map.B1 Map.B2:Map.B22 Map.C1:Map.C1 Map.C2:Map.C22 Map.D1:Map.D1 Map.D2:Map.D22 Map.E1:Map.E1 Map.E2:Map.E22 Map.F1:Map.F1 Map.F2:Map.F22 Map.G1:Map.G1 Map.G2:Map.G22 Map.H1:Map.H1 Map.H2:Map.H22 Map.I1:Map.I1 Map.I2:Map.I22 Map.J1:Map.J1 Map.J2:Map.J22 Map.K1:Map.K1 Map.K2:Map.K22 Map.L1:Map.L1 Map.L2:Map.L22 Map.M1:Map.M1 Map.M2:Map.M22 Map.N1:Map.N1 Map.N2:Map.N2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  <table:table-cell table:formula="of:=SUM([.B3:.N3])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  <table:table-cell table:formula="of:=SUM([.B4:.N4])" office:value-type="float" office:value="12">
            <text:p>12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  <table:table-cell table:formula="of:=SUM([.B5:.N5])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table:formula="of:=SUM([.B6:.N6])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formula="of:=SUM([.B7:.N7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table:formula="of:=SUM([.B8:.N8])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SUM([.B9:.N9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formula="of:=SUM([.B10:.N10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formula="of:=SUM([.B11:.N11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formula="of:=SUM([.B12:.N12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formula="of:=SUM([.B13:.N13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formula="of:=SUM([.B14:.N14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2"/>
          <table:table-cell table:formula="of:=SUM([.B15:.N15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12"/>
          <table:table-cell table:formula="of:=SUM([.B18:.N18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SUM([.B20:.N20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7"/>
          <table:table-cell table:formula="of:=SUM([.B22:.N22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UM</text:p>
          </table:table-cell>
          <table:table-cell table:style-name="ce1" table:formula="of:=SUM([.B2:.B22])" office:value-type="float" office:value="35">
            <text:p>35</text:p>
          </table:table-cell>
          <table:table-cell table:style-name="ce1" table:formula="of:=SUM([.C2:.C22])" office:value-type="float" office:value="3">
            <text:p>3</text:p>
          </table:table-cell>
          <table:table-cell table:style-name="ce1" table:formula="of:=SUM([.D2:.D22])" office:value-type="float" office:value="17">
            <text:p>17</text:p>
          </table:table-cell>
          <table:table-cell table:style-name="ce1" table:formula="of:=SUM([.E2:.E22])" office:value-type="float" office:value="11">
            <text:p>11</text:p>
          </table:table-cell>
          <table:table-cell table:style-name="ce1" table:formula="of:=SUM([.F2:.F22])" office:value-type="float" office:value="11">
            <text:p>11</text:p>
          </table:table-cell>
          <table:table-cell table:style-name="ce1" table:formula="of:=SUM([.G2:.G22])" office:value-type="float" office:value="2">
            <text:p>2</text:p>
          </table:table-cell>
          <table:table-cell table:style-name="ce1" table:number-columns-repeated="7"/>
          <table:table-cell table:style-name="ce1" table:formula="of:=SUM([.B23:.N23])" office:value-type="float" office:value="79">
            <text:p>79</text:p>
          </table:table-cell>
          <table:table-cell table:style-name="ce1"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Grasshopper</text:p>
          </table:table-cell>
          <table:table-cell office:value-type="string">
            <text:p>Bookworm</text:p>
          </table:table-cell>
          <table:table-cell office:value-type="string">
            <text:p>Firefly</text:p>
          </table:table-cell>
          <table:table-cell office:value-type="string">
            <text:p>Sandcrab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ung Beetle</text:p>
          </table:table-cell>
          <table:table-cell office:value-type="string">
            <text:p>Banana</text:p>
          </table:table-cell>
          <table:table-cell office:value-type="string">
            <text:p>Egg</text:p>
          </table:table-cell>
          <table:table-cell office:value-type="string">
            <text:p>Water</text:p>
          </table:table-cell>
          <table:table-cell office:value-type="string">
            <text:p>Speared fish</text:p>
          </table:table-cell>
          <table:table-cell office:value-type="string">
            <text:p>Apple</text:p>
          </table:table-cell>
          <table:table-cell office:value-type="string">
            <text:p>Diamond</text:p>
          </table:table-cell>
          <table:table-cell office:value-type="string">
            <text:p>Leisure</text:p>
          </table:table-cell>
          <table:table-cell office:value-type="string">
            <text:p>Spear</text:p>
          </table:table-cell>
          <table:table-cell office:value-type="string">
            <text:p>Fish </text:p>
          </table:table-cell>
          <table:table-cell office:value-type="string">
            <text:p>Grapes</text:p>
          </table:table-cell>
          <table:table-cell office:value-type="string">
            <text:p>Cit Band</text:p>
          </table:table-cell>
          <table:table-cell office:value-type="string">
            <text:p>Mil Band</text:p>
          </table:table-cell>
          <table:table-cell office:value-type="string">
            <text:p>40 Band</text:p>
          </table:table-cell>
          <table:table-cell table:number-columns-repeated="2"/>
          <table:table-cell>
            <draw:frame table:end-cell-address="Map.X50" table:end-x="0.4106in" table:end-y="0.1685in" draw:z-index="5" draw:style-name="gr1" draw:text-style-name="P1" svg:width="6.2913in" svg:height="3.5417in" svg:x="0.3421in" svg:y="0.0047in">
              <draw:object draw:notify-on-update-of-ranges="Map.B31:Map.B31 Map.B32:Map.B48 Map.C31:Map.C31 Map.C32:Map.C48 Map.D31:Map.D31 Map.D32:Map.D48 Map.E31:Map.E31 Map.E32:Map.E48 Map.F31:Map.F31 Map.F32:Map.F48 Map.G31:Map.G31 Map.G32:Map.G48 Map.H31:Map.H31 Map.H32:Map.H48 Map.I31:Map.I31 Map.I32:Map.I48 Map.J31:Map.J31 Map.J32:Map.J48 Map.K31:Map.K31 Map.K32:Map.K48 Map.L31:Map.L31 Map.L32:Map.L48 Map.M31:Map.M31 Map.M32:Map.M48 Map.N31:Map.N31 Map.N32:Map.N4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1"/>
          <table:table-cell table:formula="of:=SUM([.B32:.N32])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2"/>
          <table:table-cell table:formula="of:=SUM([.B34:.N34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table:formula="of:=SUM([.B37:.N37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table:formula="of:=SUM([.B38:.N38])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2"/>
          <table:table-cell table:formula="of:=SUM([.B41:.N41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B44:.N44])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table:formula="of:=SUM([.B45:.N45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table:formula="of:=SUM([.B48:.N48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UM</text:p>
          </table:table-cell>
          <table:table-cell table:style-name="ce1" table:formula="of:=SUM([.B32:.B48])" office:value-type="float" office:value="16">
            <text:p>16</text:p>
          </table:table-cell>
          <table:table-cell table:style-name="ce1" table:formula="of:=SUM([.C32:.C48])" office:value-type="float" office:value="4">
            <text:p>4</text:p>
          </table:table-cell>
          <table:table-cell table:style-name="ce1" table:formula="of:=SUM([.D32:.D48])" office:value-type="float" office:value="5">
            <text:p>5</text:p>
          </table:table-cell>
          <table:table-cell table:style-name="ce1"/>
          <table:table-cell table:style-name="ce1" table:formula="of:=SUM([.F44:.F48])" office:value-type="float" office:value="3">
            <text:p>3</text:p>
          </table:table-cell>
          <table:table-cell table:style-name="ce1"/>
          <table:table-cell table:style-name="ce1" table:formula="of:=SUM([.H44:.H48])" office:value-type="float" office:value="1">
            <text:p>1</text:p>
          </table:table-cell>
          <table:table-cell table:style-name="ce1" table:number-columns-repeated="6"/>
          <table:table-cell table:style-name="ce1" table:formula="of:=SUM([.B49:.N49])" office:value-type="float" office:value="29">
            <text:p>29</text:p>
          </table:table-cell>
          <table:table-cell table:style-name="ce1" table:number-columns-repeated="1008"/>
          <table:table-cell table:style-name="ce1" table:formula="of:=SUM([.B49:.AMI49])" office:value-type="float" office:value="58">
            <text:p>58</text:p>
          </table:table-cell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>
            <draw:frame table:end-cell-address="Map.W68" table:end-x="0.2331in" table:end-y="0.126in" draw:z-index="4" draw:style-name="gr1" draw:text-style-name="P1" svg:width="5.3343in" svg:height="2.8988in" svg:x="0.2327in" svg:y="0.072in">
              <draw:object draw:notify-on-update-of-ranges="Map.B53:Map.B55 Map.B56:Map.B66 Map.C53:Map.C55 Map.C56:Map.C66 Map.D53:Map.D55 Map.D56:Map.D66 Map.E53:Map.E55 Map.E56:Map.E66 Map.F53:Map.F55 Map.F56:Map.F66 Map.G53:Map.G55 Map.G56:Map.G66 Map.H53:Map.H55 Map.H56:Map.H66 Map.I53:Map.I55 Map.I56:Map.I66 Map.J53:Map.J55 Map.J56:Map.J66 Map.K53:Map.K55 Map.K56:Map.K66 Map.L53:Map.L55 Map.L56:Map.L66 Map.M53:Map.M55 Map.M56:Map.M66 Map.N53:Map.N55 Map.N56:Map.N6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string">
            <text:p>Spider</text:p>
          </table:table-cell>
          <table:table-cell office:value-type="string">
            <text:p>Banana</text:p>
          </table:table-cell>
          <table:table-cell office:value-type="string">
            <text:p>Egg</text:p>
          </table:table-cell>
          <table:table-cell office:value-type="string">
            <text:p>Water</text:p>
          </table:table-cell>
          <table:table-cell office:value-type="string">
            <text:p>Speared fish</text:p>
          </table:table-cell>
          <table:table-cell office:value-type="string">
            <text:p>Apple</text:p>
          </table:table-cell>
          <table:table-cell office:value-type="string">
            <text:p>Diamond</text:p>
          </table:table-cell>
          <table:table-cell office:value-type="string">
            <text:p>Leisure</text:p>
          </table:table-cell>
          <table:table-cell office:value-type="string">
            <text:p>Spear</text:p>
          </table:table-cell>
          <table:table-cell office:value-type="string">
            <text:p>Fish </text:p>
          </table:table-cell>
          <table:table-cell office:value-type="string">
            <text:p>Grapes</text:p>
          </table:table-cell>
          <table:table-cell office:value-type="string">
            <text:p>Cit Band</text:p>
          </table:table-cell>
          <table:table-cell office:value-type="string">
            <text:p>Mil Band</text:p>
          </table:table-cell>
          <table:table-cell office:value-type="string">
            <text:p>40 Band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"/>
          <table:table-cell table:formula="of:=SUM([.B54:.N54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([.B55:.N55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SUM([.B56:.N56])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table:formula="of:=SUM([.B58:.N58])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B59:.N59])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SUM([.B60:.N60])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formula="of:=SUM([.B61:.N61])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  <table:table-cell table:formula="of:=SUM([.B62:.N62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table:formula="of:=SUM([.B64:.N64])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([.B65:.N65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([.B66:.N66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UM</text:p>
          </table:table-cell>
          <table:table-cell table:style-name="ce1" table:formula="of:=SUM([.B54:.B66])" office:value-type="float" office:value="12">
            <text:p>12</text:p>
          </table:table-cell>
          <table:table-cell table:style-name="ce1" table:formula="of:=SUM([.C54:.C66])" office:value-type="float" office:value="16">
            <text:p>16</text:p>
          </table:table-cell>
          <table:table-cell table:style-name="ce1" table:formula="of:=SUM([.D54:.D66])" office:value-type="float" office:value="12">
            <text:p>12</text:p>
          </table:table-cell>
          <table:table-cell table:style-name="ce1"/>
          <table:table-cell table:style-name="ce1" table:formula="of:=SUM([.F54:.F66])" office:value-type="float" office:value="7">
            <text:p>7</text:p>
          </table:table-cell>
          <table:table-cell table:style-name="ce1" table:formula="of:=SUM([.G54:.G66])" office:value-type="float" office:value="3">
            <text:p>3</text:p>
          </table:table-cell>
          <table:table-cell table:style-name="ce1" table:formula="of:=SUM([.H54:.H66])" office:value-type="float" office:value="7">
            <text:p>7</text:p>
          </table:table-cell>
          <table:table-cell table:style-name="ce1" table:number-columns-repeated="2"/>
          <table:table-cell table:style-name="ce1" table:formula="of:=SUM([.K54:.K66])" office:value-type="float" office:value="7">
            <text:p>7</text:p>
          </table:table-cell>
          <table:table-cell table:style-name="ce1" table:number-columns-repeated="3"/>
          <table:table-cell table:style-name="ce1" table:formula="of:=SUM([.B67:.N67])" office:value-type="float" office:value="64">
            <text:p>64</text:p>
          </table:table-cell>
          <table:table-cell table:style-name="ce1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>
            <draw:frame table:end-cell-address="Map.V84" table:end-x="0.5744in" table:end-y="0.0161in" draw:z-index="3" draw:style-name="gr1" draw:text-style-name="P1" svg:width="4.7732in" svg:height="2.3386in" svg:x="0.2461in" svg:y="0.1669in">
              <draw:object draw:notify-on-update-of-ranges="Map.B72:Map.B72 Map.B73:Map.B81 Map.C72:Map.C72 Map.C73:Map.C81 Map.D72:Map.D72 Map.D73:Map.D81 Map.E72:Map.E72 Map.E73:Map.E81 Map.F72:Map.F72 Map.F73:Map.F81 Map.G72:Map.G72 Map.G73:Map.G81 Map.H72:Map.H72 Map.H73:Map.H81 Map.I72:Map.I72 Map.I73:Map.I81 Map.J72:Map.J72 Map.J73:Map.J81 Map.K72:Map.K72 Map.K73:Map.K81 Map.L72:Map.L72 Map.L73:Map.L81 Map.M72:Map.M72 Map.M73:Map.M81 Map.N72:Map.N72 Map.N73:Map.N8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asshopper</text:p>
          </table:table-cell>
          <table:table-cell office:value-type="string">
            <text:p>Banana</text:p>
          </table:table-cell>
          <table:table-cell office:value-type="string">
            <text:p>Egg</text:p>
          </table:table-cell>
          <table:table-cell office:value-type="string">
            <text:p>Water</text:p>
          </table:table-cell>
          <table:table-cell office:value-type="string">
            <text:p>Speared fish</text:p>
          </table:table-cell>
          <table:table-cell office:value-type="string">
            <text:p>Apple</text:p>
          </table:table-cell>
          <table:table-cell office:value-type="string">
            <text:p>Diamond</text:p>
          </table:table-cell>
          <table:table-cell office:value-type="string">
            <text:p>Leisure</text:p>
          </table:table-cell>
          <table:table-cell office:value-type="string">
            <text:p>Spear</text:p>
          </table:table-cell>
          <table:table-cell office:value-type="string">
            <text:p>Fish </text:p>
          </table:table-cell>
          <table:table-cell office:value-type="string">
            <text:p>Grapes</text:p>
          </table:table-cell>
          <table:table-cell office:value-type="string">
            <text:p>Cit Band</text:p>
          </table:table-cell>
          <table:table-cell office:value-type="string">
            <text:p>Mil Band</text:p>
          </table:table-cell>
          <table:table-cell office:value-type="string">
            <text:p>40 B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SUM([.B73:.N73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SUM([.B74:.N74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SUM([.B75:.N75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6"/>
          <table:table-cell table:formula="of:=SUM([.B76:.N76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SUM([.B77:.N77])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([.B78:.N78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SUM([.B79:.N79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SUM([.B80:.N80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6"/>
          <table:table-cell table:formula="of:=SUM([.B81:.N81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UM</text:p>
          </table:table-cell>
          <table:table-cell table:style-name="ce1" table:formula="of:=SUM([.B73:.B81])" office:value-type="float" office:value="8">
            <text:p>8</text:p>
          </table:table-cell>
          <table:table-cell table:style-name="ce1"/>
          <table:table-cell table:style-name="ce1" table:formula="of:=SUM([.D73:.D81])" office:value-type="float" office:value="9">
            <text:p>9</text:p>
          </table:table-cell>
          <table:table-cell table:style-name="ce1" table:number-columns-repeated="2"/>
          <table:table-cell table:style-name="ce1" table:formula="of:=SUM([.G73:.G81])" office:value-type="float" office:value="3">
            <text:p>3</text:p>
          </table:table-cell>
          <table:table-cell table:style-name="ce1" table:formula="of:=SUM([.H73:.H81])" office:value-type="float" office:value="11">
            <text:p>11</text:p>
          </table:table-cell>
          <table:table-cell table:style-name="ce1" table:number-columns-repeated="2"/>
          <table:table-cell table:style-name="ce1" table:formula="of:=SUM([.K73:.K81])" office:value-type="float" office:value="4">
            <text:p>4</text:p>
          </table:table-cell>
          <table:table-cell table:style-name="ce1" table:number-columns-repeated="3"/>
          <table:table-cell table:style-name="ce1" table:formula="of:=SUM([.B82:.N82])" office:value-type="float" office:value="35">
            <text:p>35</text:p>
          </table:table-cell>
          <table:table-cell table:style-name="ce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okworm</text:p>
          </table:table-cell>
          <table:table-cell office:value-type="string">
            <text:p>Banana</text:p>
          </table:table-cell>
          <table:table-cell office:value-type="string">
            <text:p>Egg</text:p>
          </table:table-cell>
          <table:table-cell office:value-type="string">
            <text:p>Water</text:p>
          </table:table-cell>
          <table:table-cell office:value-type="string">
            <text:p>Speared fish</text:p>
          </table:table-cell>
          <table:table-cell office:value-type="string">
            <text:p>Apple</text:p>
          </table:table-cell>
          <table:table-cell office:value-type="string">
            <text:p>Diamond</text:p>
          </table:table-cell>
          <table:table-cell office:value-type="string">
            <text:p>Leisure</text:p>
          </table:table-cell>
          <table:table-cell office:value-type="string">
            <text:p>Spear</text:p>
          </table:table-cell>
          <table:table-cell office:value-type="string">
            <text:p>Fish </text:p>
          </table:table-cell>
          <table:table-cell office:value-type="string">
            <text:p>Grapes</text:p>
          </table:table-cell>
          <table:table-cell office:value-type="string">
            <text:p>Cit Band</text:p>
          </table:table-cell>
          <table:table-cell office:value-type="string">
            <text:p>Mil Band</text:p>
          </table:table-cell>
          <table:table-cell office:value-type="string">
            <text:p>40 Band</text:p>
          </table:table-cell>
          <table:table-cell table:number-columns-repeated="2"/>
          <table:table-cell>
            <draw:frame table:end-cell-address="Map.W100" table:end-x="0.5339in" table:end-y="0.0287in" draw:z-index="2" draw:style-name="gr1" draw:text-style-name="P1" svg:width="5.6346in" svg:height="2.8713in" svg:x="0.2331in" svg:y="0.0024in">
              <draw:object draw:notify-on-update-of-ranges="Map.B84:Map.B84 Map.B85:Map.B95 Map.C84:Map.C84 Map.C85:Map.C95 Map.D84:Map.D84 Map.D85:Map.D95 Map.E84:Map.E84 Map.E85:Map.E95 Map.F84:Map.F84 Map.F85:Map.F95 Map.G84:Map.G84 Map.G85:Map.G95 Map.H84:Map.H84 Map.H85:Map.H95 Map.I84:Map.I84 Map.I85:Map.I95 Map.J84:Map.J84 Map.J85:Map.J95 Map.K84:Map.K84 Map.K85:Map.K95 Map.L84:Map.L84 Map.L85:Map.L95 Map.M84:Map.M84 Map.M85:Map.M95 Map.N84:Map.N84 Map.N85:Map.N9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([.B85:.N85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table:formula="of:=SUM([.B86:.N86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SUM([.B87:.N87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SUM([.B88:.N88])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SUM([.B89:.N89])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5"/>
          <table:table-cell table:formula="of:=SUM([.B90:.N90])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SUM([.B91:.N91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SUM([.B92:.N92])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table:formula="of:=SUM([.B93:.N93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SUM([.B94:.N94])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SUM([.B95:.N95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UM</text:p>
          </table:table-cell>
          <table:table-cell table:style-name="ce1" table:formula="of:=SUM([.B85:.B95])" office:value-type="float" office:value="11">
            <text:p>11</text:p>
          </table:table-cell>
          <table:table-cell table:style-name="ce1" table:formula="of:=SUM([.C85:.C95])" office:value-type="float" office:value="7">
            <text:p>7</text:p>
          </table:table-cell>
          <table:table-cell table:style-name="ce1" table:formula="of:=SUM([.D85:.D95])" office:value-type="float" office:value="6">
            <text:p>6</text:p>
          </table:table-cell>
          <table:table-cell table:style-name="ce1"/>
          <table:table-cell table:style-name="ce1" table:formula="of:=SUM([.F85:.F94])" office:value-type="float" office:value="8">
            <text:p>8</text:p>
          </table:table-cell>
          <table:table-cell table:style-name="ce1" table:formula="of:=SUM([.G88])" office:value-type="float" office:value="1">
            <text:p>1</text:p>
          </table:table-cell>
          <table:table-cell table:style-name="ce1" table:formula="of:=SUM([.H85:.H95])" office:value-type="float" office:value="4">
            <text:p>4</text:p>
          </table:table-cell>
          <table:table-cell table:style-name="ce1" table:formula="of:=SUM([.I89:.I95])" office:value-type="float" office:value="14">
            <text:p>14</text:p>
          </table:table-cell>
          <table:table-cell table:style-name="ce1"/>
          <table:table-cell table:style-name="ce1" table:formula="of:=SUM([.K85:.K95])" office:value-type="float" office:value="2">
            <text:p>2</text:p>
          </table:table-cell>
          <table:table-cell table:style-name="ce1" table:number-columns-repeated="3"/>
          <table:table-cell table:style-name="ce1" table:formula="of:=SUM([.B96:.N96])" office:value-type="float" office:value="53">
            <text:p>53</text:p>
          </table:table-cell>
          <table:table-cell table:style-name="ce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refly</text:p>
          </table:table-cell>
          <table:table-cell office:value-type="string">
            <text:p>Banana</text:p>
          </table:table-cell>
          <table:table-cell office:value-type="string">
            <text:p>Egg</text:p>
          </table:table-cell>
          <table:table-cell office:value-type="string">
            <text:p>Water</text:p>
          </table:table-cell>
          <table:table-cell office:value-type="string">
            <text:p>Speared fish</text:p>
          </table:table-cell>
          <table:table-cell office:value-type="string">
            <text:p>Apple</text:p>
          </table:table-cell>
          <table:table-cell office:value-type="string">
            <text:p>Diamond</text:p>
          </table:table-cell>
          <table:table-cell office:value-type="string">
            <text:p>Leisure</text:p>
          </table:table-cell>
          <table:table-cell office:value-type="string">
            <text:p>Spear</text:p>
          </table:table-cell>
          <table:table-cell office:value-type="string">
            <text:p>Fish </text:p>
          </table:table-cell>
          <table:table-cell office:value-type="string">
            <text:p>Grapes</text:p>
          </table:table-cell>
          <table:table-cell office:value-type="string">
            <text:p>Cit Band</text:p>
          </table:table-cell>
          <table:table-cell office:value-type="string">
            <text:p>Mil Band</text:p>
          </table:table-cell>
          <table:table-cell office:value-type="string">
            <text:p>40 Band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15"/>
          <table:table-cell>
            <draw:frame table:end-cell-address="Map.W116" table:end-x="0.8622in" table:end-y="0.124in" draw:z-index="1" draw:style-name="gr1" draw:text-style-name="P1" svg:width="6.0457in" svg:height="2.8988in" svg:x="0.1504in" svg:y="0.0701in">
              <draw:object draw:notify-on-update-of-ranges="Map.B98:Map.B100 Map.B101:Map.B113 Map.C98:Map.C100 Map.C101:Map.C113 Map.D98:Map.D100 Map.D101:Map.D113 Map.E98:Map.E100 Map.E101:Map.E113 Map.F98:Map.F100 Map.F101:Map.F113 Map.G98:Map.G100 Map.G101:Map.G113 Map.H98:Map.H100 Map.H101:Map.H113 Map.I98:Map.I100 Map.I101:Map.I113 Map.J98:Map.J100 Map.J101:Map.J113 Map.K98:Map.K100 Map.K101:Map.K113 Map.L98:Map.L100 Map.L101:Map.L113 Map.M98:Map.M100 Map.M101:Map.M113 Map.N98:Map.N100 Map.N101:Map.N1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B101:.N101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B102:.N102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SUM([.B103:.N103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B104:.N104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B105:.N105])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SUM([.B106:.N106])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table:formula="of:=SUM([.B107:.N107])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formula="of:=SUM([.B108:.N108])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SUM([.B109:.N109])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table:formula="of:=SUM([.B110:.N110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formula="of:=SUM([.B111:.N111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SUM([.B112:.N112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6"/>
          <table:table-cell table:formula="of:=SUM([.B113:.N113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UM</text:p>
          </table:table-cell>
          <table:table-cell table:style-name="ce1" table:formula="of:=SUM([.B99:.B113])" office:value-type="float" office:value="18">
            <text:p>18</text:p>
          </table:table-cell>
          <table:table-cell table:style-name="ce1"/>
          <table:table-cell table:style-name="ce1" table:formula="of:=SUM([.D99:.D113])" office:value-type="float" office:value="7">
            <text:p>7</text:p>
          </table:table-cell>
          <table:table-cell table:style-name="ce1" table:number-columns-repeated="3"/>
          <table:table-cell table:style-name="ce1" table:formula="of:=SUM([.H101:.H113])" office:value-type="float" office:value="17">
            <text:p>17</text:p>
          </table:table-cell>
          <table:table-cell table:style-name="ce1" table:number-columns-repeated="3"/>
          <table:table-cell table:style-name="ce1" table:formula="of:=SUM([.L99:.L113])" office:value-type="float" office:value="10">
            <text:p>10</text:p>
          </table:table-cell>
          <table:table-cell table:style-name="ce1" table:formula="of:=SUM([.M99:.M112])" office:value-type="float" office:value="10">
            <text:p>10</text:p>
          </table:table-cell>
          <table:table-cell table:style-name="ce1" table:formula="of:=SUM([.N100:.N112])" office:value-type="float" office:value="10">
            <text:p>10</text:p>
          </table:table-cell>
          <table:table-cell table:style-name="ce1" table:formula="of:=SUM([.B114:.N114])" office:value-type="float" office:value="72">
            <text:p>72</text:p>
          </table:table-cell>
          <table:table-cell table:style-name="ce1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and crab</text:p>
          </table:table-cell>
          <table:table-cell office:value-type="string">
            <text:p>Banana</text:p>
          </table:table-cell>
          <table:table-cell office:value-type="string">
            <text:p>Egg</text:p>
          </table:table-cell>
          <table:table-cell office:value-type="string">
            <text:p>Water</text:p>
          </table:table-cell>
          <table:table-cell office:value-type="string">
            <text:p>Speared fish</text:p>
          </table:table-cell>
          <table:table-cell office:value-type="string">
            <text:p>Apple</text:p>
          </table:table-cell>
          <table:table-cell office:value-type="string">
            <text:p>Diamond</text:p>
          </table:table-cell>
          <table:table-cell office:value-type="string">
            <text:p>Leisure</text:p>
          </table:table-cell>
          <table:table-cell office:value-type="string">
            <text:p>Spear</text:p>
          </table:table-cell>
          <table:table-cell office:value-type="string">
            <text:p>Fish </text:p>
          </table:table-cell>
          <table:table-cell office:value-type="string">
            <text:p>Grapes</text:p>
          </table:table-cell>
          <table:table-cell office:value-type="string">
            <text:p>Cit Band</text:p>
          </table:table-cell>
          <table:table-cell office:value-type="string">
            <text:p>Mil Band</text:p>
          </table:table-cell>
          <table:table-cell office:value-type="string">
            <text:p>40 Band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SUM([.B118:.N118])" office:value-type="float" office:value="6">
            <text:p>6</text:p>
          </table:table-cell>
          <table:table-cell/>
          <table:table-cell>
            <draw:frame table:end-cell-address="Map.X137" table:end-x="0.2327in" table:end-y="0.1646in" draw:z-index="0" draw:style-name="gr1" draw:text-style-name="P1" svg:width="6.2913in" svg:height="3.5417in" svg:x="0.1642in" svg:y="0.0012in">
              <draw:object draw:notify-on-update-of-ranges="Map.B117:Map.B118 Map.B119:Map.B136 Map.C117:Map.C118 Map.C119:Map.C136 Map.D117:Map.D118 Map.D119:Map.D136 Map.E117:Map.E118 Map.E119:Map.E136 Map.F117:Map.F118 Map.F119:Map.F136 Map.G117:Map.G118 Map.G119:Map.G136 Map.H117:Map.H118 Map.H119:Map.H136 Map.I117:Map.I118 Map.I119:Map.I136 Map.J117:Map.J118 Map.J119:Map.J136 Map.K117:Map.K118 Map.K119:Map.K136 Map.L117:Map.L118 Map.L119:Map.L136 Map.M117:Map.M118 Map.M119:Map.M136 Map.N117:Map.N118 Map.N119:Map.N13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2">
            <text:p>2</text:p>
          </table:table-cell>
          <table:table-cell/>
          <table:table-cell table:formula="of:=SUM([.B119:.N119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SUM([.B120:.N120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table:formula="of:=SUM([.B121:.N121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SUM([.B122:.N122])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B123:.N123])" office:value-type="float" office:value="13">
            <text:p>13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SUM([.B124:.N124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"/>
          <table:table-cell table:formula="of:=SUM([.B125:.N125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B126:.N126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SUM([.B127:.N127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  <table:table-cell table:formula="of:=SUM([.B128:.N128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  <table:table-cell table:formula="of:=SUM([.B129:.N129])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  <table:table-cell table:formula="of:=SUM([.B130:.N130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table:formula="of:=SUM([.B131:.N131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formula="of:=SUM([.B132:.N132])" office:value-type="float" office:value="13">
            <text:p>13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table:formula="of:=SUM([.B133:.N133])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9"/>
          <table:table-cell table:formula="of:=SUM([.B134:.N134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  <table:table-cell table:formula="of:=SUM([.B135:.N135])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  <table:table-cell table:formula="of:=SUM([.B136:.N136])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UM</text:p>
          </table:table-cell>
          <table:table-cell table:style-name="ce1" table:formula="of:=SUM([.B118:.B136])" office:value-type="float" office:value="16">
            <text:p>16</text:p>
          </table:table-cell>
          <table:table-cell table:style-name="ce1"/>
          <table:table-cell table:style-name="ce1" table:formula="of:=SUM([.D118:.D136])" office:value-type="float" office:value="17">
            <text:p>17</text:p>
          </table:table-cell>
          <table:table-cell table:style-name="ce1" table:formula="of:=SUM([.E118:.E136])" office:value-type="float" office:value="29">
            <text:p>29</text:p>
          </table:table-cell>
          <table:table-cell table:style-name="ce1" table:formula="of:=SUM([.F118:.F136])" office:value-type="float" office:value="11">
            <text:p>11</text:p>
          </table:table-cell>
          <table:table-cell table:style-name="ce1" table:formula="of:=SUM([.G119:.G136])" office:value-type="float" office:value="1">
            <text:p>1</text:p>
          </table:table-cell>
          <table:table-cell table:style-name="ce1" table:formula="of:=SUM([.H118:.H136])" office:value-type="float" office:value="17">
            <text:p>17</text:p>
          </table:table-cell>
          <table:table-cell table:style-name="ce1"/>
          <table:table-cell table:style-name="ce1" table:formula="of:=SUM([.J118:.J135])" office:value-type="float" office:value="12">
            <text:p>12</text:p>
          </table:table-cell>
          <table:table-cell table:style-name="ce1"/>
          <table:table-cell table:style-name="ce1" table:formula="of:=SUM([.L118:.L132])" office:value-type="float" office:value="5">
            <text:p>5</text:p>
          </table:table-cell>
          <table:table-cell table:style-name="ce1" table:formula="of:=SUM([.M118:.M133])" office:value-type="float" office:value="4">
            <text:p>4</text:p>
          </table:table-cell>
          <table:table-cell table:style-name="ce1"/>
          <table:table-cell table:style-name="ce1" table:formula="of:=SUM([.B137:.M137])" office:value-type="float" office:value="112">
            <text:p>112</text:p>
          </table:table-cell>
          <table:table-cell table:style-name="ce1" table:number-columns-repeated="100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6">08/16/2019</text:date>, <text:time>12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</meta:initial-creator>
    <meta:creation-date>2019-08-16T02:53:07.83</meta:creation-date>
    <meta:generator>OpenOffice/4.1.1$Win32 OpenOffice.org_project/411m6$Build-9775</meta:generator>
    <dc:date>2019-08-16T04:01:57.70</dc:date>
    <dc:creator>Shaun </dc:creator>
    <meta:editing-duration>PT1H8M42S</meta:editing-duration>
    <meta:editing-cycles>19</meta:editing-cycles>
    <meta:document-statistic meta:table-count="3" meta:cell-count="61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1cm" svg:height="8.997cm" xlink:href=".." xlink:type="simple" chart:class="chart:bar" chart:style-name="ch1">
        <chart:legend chart:legend-position="end" svg:x="13.215cm" svg:y="1.042cm" style:legend-expansion="high" chart:style-name="ch2"/>
        <chart:plot-area chart:style-name="ch3" table:cell-range-address="Map.B117:Map.N136" chart:data-source-has-labels="row" svg:x="0.769cm" svg:y="0.851cm" svg:width="11.808cm" svg:height="7.547cm">
          <chartooo:coordinate-region svg:x="1.39cm" svg:y="1.064cm" svg:width="11.187cm" svg:height="6.6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p.B119:Map.B136" chart:label-cell-address="Map.B117:Map.B118" chart:class="chart:bar">
            <chart:data-point chart:repeated="18"/>
          </chart:series>
          <chart:series chart:style-name="ch8" chart:values-cell-range-address="Map.C119:Map.C136" chart:label-cell-address="Map.C117:Map.C118" chart:class="chart:bar">
            <chart:data-point chart:repeated="18"/>
          </chart:series>
          <chart:series chart:style-name="ch9" chart:values-cell-range-address="Map.D119:Map.D136" chart:label-cell-address="Map.D117:Map.D118" chart:class="chart:bar">
            <chart:data-point chart:repeated="18"/>
          </chart:series>
          <chart:series chart:style-name="ch10" chart:values-cell-range-address="Map.E119:Map.E136" chart:label-cell-address="Map.E117:Map.E118" chart:class="chart:bar">
            <chart:data-point chart:repeated="18"/>
          </chart:series>
          <chart:series chart:style-name="ch11" chart:values-cell-range-address="Map.F119:Map.F136" chart:label-cell-address="Map.F117:Map.F118" chart:class="chart:bar">
            <chart:data-point chart:repeated="18"/>
          </chart:series>
          <chart:series chart:style-name="ch12" chart:values-cell-range-address="Map.G119:Map.G136" chart:label-cell-address="Map.G117:Map.G118" chart:class="chart:bar">
            <chart:data-point chart:repeated="18"/>
          </chart:series>
          <chart:series chart:style-name="ch13" chart:values-cell-range-address="Map.H119:Map.H136" chart:label-cell-address="Map.H117:Map.H118" chart:class="chart:bar">
            <chart:data-point chart:repeated="18"/>
          </chart:series>
          <chart:series chart:style-name="ch14" chart:values-cell-range-address="Map.I119:Map.I136" chart:label-cell-address="Map.I117:Map.I118" chart:class="chart:bar">
            <chart:data-point chart:repeated="18"/>
          </chart:series>
          <chart:series chart:style-name="ch15" chart:values-cell-range-address="Map.J119:Map.J136" chart:label-cell-address="Map.J117:Map.J118" chart:class="chart:bar">
            <chart:data-point chart:repeated="18"/>
          </chart:series>
          <chart:series chart:style-name="ch16" chart:values-cell-range-address="Map.K119:Map.K136" chart:label-cell-address="Map.K117:Map.K118" chart:class="chart:bar">
            <chart:data-point chart:repeated="18"/>
          </chart:series>
          <chart:series chart:style-name="ch17" chart:values-cell-range-address="Map.L119:Map.L136" chart:label-cell-address="Map.L117:Map.L118" chart:class="chart:bar">
            <chart:data-point chart:repeated="18"/>
          </chart:series>
          <chart:series chart:style-name="ch18" chart:values-cell-range-address="Map.M119:Map.M136" chart:label-cell-address="Map.M117:Map.M118" chart:class="chart:bar">
            <chart:data-point chart:repeated="18"/>
          </chart:series>
          <chart:series chart:style-name="ch7" chart:values-cell-range-address="Map.N119:Map.N136" chart:label-cell-address="Map.N117:Map.N118" chart:class="chart:bar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ana</text:p>
                <text:list>
                  <text:list-item>
                    <text:p>Banana</text:p>
                  </text:list-item>
                  <text:list-item>
                    <text:p/>
                  </text:list-item>
                </text:list>
                <draw:g>
                  <svg:desc>Map.B117:Map.B118</svg:desc>
                </draw:g>
              </table:table-cell>
              <table:table-cell office:value-type="string">
                <text:p>Egg</text:p>
                <text:list>
                  <text:list-item>
                    <text:p>Egg</text:p>
                  </text:list-item>
                  <text:list-item>
                    <text:p/>
                  </text:list-item>
                </text:list>
                <draw:g>
                  <svg:desc>Map.C117:Map.C118</svg:desc>
                </draw:g>
              </table:table-cell>
              <table:table-cell office:value-type="string">
                <text:p>Water 3</text:p>
                <text:list>
                  <text:list-item>
                    <text:p>Water</text:p>
                  </text:list-item>
                  <text:list-item>
                    <text:p>3</text:p>
                  </text:list-item>
                </text:list>
                <draw:g>
                  <svg:desc>Map.D117:Map.D118</svg:desc>
                </draw:g>
              </table:table-cell>
              <table:table-cell office:value-type="string">
                <text:p>Speared fish</text:p>
                <text:list>
                  <text:list-item>
                    <text:p>Speared fish</text:p>
                  </text:list-item>
                  <text:list-item>
                    <text:p/>
                  </text:list-item>
                </text:list>
                <draw:g>
                  <svg:desc>Map.E117:Map.E118</svg:desc>
                </draw:g>
              </table:table-cell>
              <table:table-cell office:value-type="string">
                <text:p>Apple 1</text:p>
                <text:list>
                  <text:list-item>
                    <text:p>Apple</text:p>
                  </text:list-item>
                  <text:list-item>
                    <text:p>1</text:p>
                  </text:list-item>
                </text:list>
                <draw:g>
                  <svg:desc>Map.F117:Map.F118</svg:desc>
                </draw:g>
              </table:table-cell>
              <table:table-cell office:value-type="string">
                <text:p>Diamond</text:p>
                <text:list>
                  <text:list-item>
                    <text:p>Diamond</text:p>
                  </text:list-item>
                  <text:list-item>
                    <text:p/>
                  </text:list-item>
                </text:list>
                <draw:g>
                  <svg:desc>Map.G117:Map.G118</svg:desc>
                </draw:g>
              </table:table-cell>
              <table:table-cell office:value-type="string">
                <text:p>Leisure</text:p>
                <text:list>
                  <text:list-item>
                    <text:p>Leisure</text:p>
                  </text:list-item>
                  <text:list-item>
                    <text:p/>
                  </text:list-item>
                </text:list>
                <draw:g>
                  <svg:desc>Map.H117:Map.H118</svg:desc>
                </draw:g>
              </table:table-cell>
              <table:table-cell office:value-type="string">
                <text:p>Spear</text:p>
                <text:list>
                  <text:list-item>
                    <text:p>Spear</text:p>
                  </text:list-item>
                  <text:list-item>
                    <text:p/>
                  </text:list-item>
                </text:list>
                <draw:g>
                  <svg:desc>Map.I117:Map.I118</svg:desc>
                </draw:g>
              </table:table-cell>
              <table:table-cell office:value-type="string">
                <text:p>Fish  1</text:p>
                <text:list>
                  <text:list-item>
                    <text:p>Fish </text:p>
                  </text:list-item>
                  <text:list-item>
                    <text:p>1</text:p>
                  </text:list-item>
                </text:list>
                <draw:g>
                  <svg:desc>Map.J117:Map.J118</svg:desc>
                </draw:g>
              </table:table-cell>
              <table:table-cell office:value-type="string">
                <text:p>Grapes</text:p>
                <text:list>
                  <text:list-item>
                    <text:p>Grapes</text:p>
                  </text:list-item>
                  <text:list-item>
                    <text:p/>
                  </text:list-item>
                </text:list>
                <draw:g>
                  <svg:desc>Map.K117:Map.K118</svg:desc>
                </draw:g>
              </table:table-cell>
              <table:table-cell office:value-type="string">
                <text:p>Cit Band 1</text:p>
                <text:list>
                  <text:list-item>
                    <text:p>Cit Band</text:p>
                  </text:list-item>
                  <text:list-item>
                    <text:p>1</text:p>
                  </text:list-item>
                </text:list>
                <draw:g>
                  <svg:desc>Map.L117:Map.L118</svg:desc>
                </draw:g>
              </table:table-cell>
              <table:table-cell office:value-type="string">
                <text:p>Mil Band</text:p>
                <text:list>
                  <text:list-item>
                    <text:p>Mil Band</text:p>
                  </text:list-item>
                  <text:list-item>
                    <text:p/>
                  </text:list-item>
                </text:list>
                <draw:g>
                  <svg:desc>Map.M117:Map.M118</svg:desc>
                </draw:g>
              </table:table-cell>
              <table:table-cell office:value-type="string">
                <text:p>40 Band</text:p>
                <text:list>
                  <text:list-item>
                    <text:p>40 Band</text:p>
                  </text:list-item>
                  <text:list-item>
                    <text:p/>
                  </text:list-item>
                </text:list>
                <draw:g>
                  <svg:desc>Map.N117:Map.N1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.B119:Map.B136</svg:desc>
                </draw:g>
              </table:table-cell>
              <table:table-cell office:value-type="float" office:value="NaN">
                <text:p>NaN</text:p>
                <draw:g>
                  <svg:desc>Map.C119:Map.C136</svg:desc>
                </draw:g>
              </table:table-cell>
              <table:table-cell office:value-type="float" office:value="NaN">
                <text:p>NaN</text:p>
                <draw:g>
                  <svg:desc>Map.D119:Map.D136</svg:desc>
                </draw:g>
              </table:table-cell>
              <table:table-cell office:value-type="float" office:value="1">
                <text:p>1</text:p>
                <draw:g>
                  <svg:desc>Map.E119:Map.E136</svg:desc>
                </draw:g>
              </table:table-cell>
              <table:table-cell office:value-type="float" office:value="NaN">
                <text:p>NaN</text:p>
                <draw:g>
                  <svg:desc>Map.F119:Map.F136</svg:desc>
                </draw:g>
              </table:table-cell>
              <table:table-cell office:value-type="float" office:value="NaN">
                <text:p>NaN</text:p>
                <draw:g>
                  <svg:desc>Map.G119:Map.G136</svg:desc>
                </draw:g>
              </table:table-cell>
              <table:table-cell office:value-type="float" office:value="NaN">
                <text:p>NaN</text:p>
                <draw:g>
                  <svg:desc>Map.H119:Map.H136</svg:desc>
                </draw:g>
              </table:table-cell>
              <table:table-cell office:value-type="float" office:value="NaN">
                <text:p>NaN</text:p>
                <draw:g>
                  <svg:desc>Map.I119:Map.I136</svg:desc>
                </draw:g>
              </table:table-cell>
              <table:table-cell office:value-type="float" office:value="NaN">
                <text:p>NaN</text:p>
                <draw:g>
                  <svg:desc>Map.J119:Map.J136</svg:desc>
                </draw:g>
              </table:table-cell>
              <table:table-cell office:value-type="float" office:value="NaN">
                <text:p>NaN</text:p>
                <draw:g>
                  <svg:desc>Map.K119:Map.K136</svg:desc>
                </draw:g>
              </table:table-cell>
              <table:table-cell office:value-type="float" office:value="NaN">
                <text:p>NaN</text:p>
                <draw:g>
                  <svg:desc>Map.L119:Map.L136</svg:desc>
                </draw:g>
              </table:table-cell>
              <table:table-cell office:value-type="float" office:value="2">
                <text:p>2</text:p>
                <draw:g>
                  <svg:desc>Map.M119:Map.M136</svg:desc>
                </draw:g>
              </table:table-cell>
              <table:table-cell office:value-type="float" office:value="NaN">
                <text:p>NaN</text:p>
                <draw:g>
                  <svg:desc>Map.N119:Map.N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57cm" svg:height="7.364cm" xlink:href=".." xlink:type="simple" chart:class="chart:bar" chart:style-name="ch1">
        <chart:legend chart:legend-position="end" svg:x="10.405cm" svg:y="1.798cm" style:legend-expansion="high" chart:style-name="ch2"/>
        <chart:plot-area chart:style-name="ch3" table:cell-range-address="Map.B98:Map.N113" chart:data-source-has-labels="row" svg:x="0.757cm" svg:y="0.723cm" svg:width="9.034cm" svg:height="6.074cm">
          <chartooo:coordinate-region svg:x="1.378cm" svg:y="0.935cm" svg:width="8.413cm" svg:height="5.1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p.B101:Map.B113" chart:label-cell-address="Map.B98:Map.B100" chart:class="chart:bar">
            <chart:data-point chart:repeated="13"/>
          </chart:series>
          <chart:series chart:style-name="ch8" chart:values-cell-range-address="Map.C101:Map.C113" chart:label-cell-address="Map.C98:Map.C100" chart:class="chart:bar">
            <chart:data-point chart:repeated="13"/>
          </chart:series>
          <chart:series chart:style-name="ch9" chart:values-cell-range-address="Map.D101:Map.D113" chart:label-cell-address="Map.D98:Map.D100" chart:class="chart:bar">
            <chart:data-point chart:repeated="13"/>
          </chart:series>
          <chart:series chart:style-name="ch10" chart:values-cell-range-address="Map.E101:Map.E113" chart:label-cell-address="Map.E98:Map.E100" chart:class="chart:bar">
            <chart:data-point chart:repeated="13"/>
          </chart:series>
          <chart:series chart:style-name="ch11" chart:values-cell-range-address="Map.F101:Map.F113" chart:label-cell-address="Map.F98:Map.F100" chart:class="chart:bar">
            <chart:data-point chart:repeated="13"/>
          </chart:series>
          <chart:series chart:style-name="ch12" chart:values-cell-range-address="Map.G101:Map.G113" chart:label-cell-address="Map.G98:Map.G100" chart:class="chart:bar">
            <chart:data-point chart:repeated="13"/>
          </chart:series>
          <chart:series chart:style-name="ch13" chart:values-cell-range-address="Map.H101:Map.H113" chart:label-cell-address="Map.H98:Map.H100" chart:class="chart:bar">
            <chart:data-point chart:repeated="13"/>
          </chart:series>
          <chart:series chart:style-name="ch14" chart:values-cell-range-address="Map.I101:Map.I113" chart:label-cell-address="Map.I98:Map.I100" chart:class="chart:bar">
            <chart:data-point chart:repeated="13"/>
          </chart:series>
          <chart:series chart:style-name="ch15" chart:values-cell-range-address="Map.J101:Map.J113" chart:label-cell-address="Map.J98:Map.J100" chart:class="chart:bar">
            <chart:data-point chart:repeated="13"/>
          </chart:series>
          <chart:series chart:style-name="ch16" chart:values-cell-range-address="Map.K101:Map.K113" chart:label-cell-address="Map.K98:Map.K100" chart:class="chart:bar">
            <chart:data-point chart:repeated="13"/>
          </chart:series>
          <chart:series chart:style-name="ch17" chart:values-cell-range-address="Map.L101:Map.L113" chart:label-cell-address="Map.L98:Map.L100" chart:class="chart:bar">
            <chart:data-point chart:repeated="13"/>
          </chart:series>
          <chart:series chart:style-name="ch18" chart:values-cell-range-address="Map.M101:Map.M113" chart:label-cell-address="Map.M98:Map.M100" chart:class="chart:bar">
            <chart:data-point chart:repeated="13"/>
          </chart:series>
          <chart:series chart:style-name="ch7" chart:values-cell-range-address="Map.N101:Map.N113" chart:label-cell-address="Map.N98:Map.N100" chart:class="chart:bar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ana</text:p>
                <text:list>
                  <text:list-item>
                    <text:p>Banana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B98:Map.B100</svg:desc>
                </draw:g>
              </table:table-cell>
              <table:table-cell office:value-type="string">
                <text:p>Egg</text:p>
                <text:list>
                  <text:list-item>
                    <text:p>Eg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C98:Map.C100</svg:desc>
                </draw:g>
              </table:table-cell>
              <table:table-cell office:value-type="string">
                <text:p>Water</text:p>
                <text:list>
                  <text:list-item>
                    <text:p>Water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D98:Map.D100</svg:desc>
                </draw:g>
              </table:table-cell>
              <table:table-cell office:value-type="string">
                <text:p>Speared fish</text:p>
                <text:list>
                  <text:list-item>
                    <text:p>Speared fish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E98:Map.E100</svg:desc>
                </draw:g>
              </table:table-cell>
              <table:table-cell office:value-type="string">
                <text:p>Apple</text:p>
                <text:list>
                  <text:list-item>
                    <text:p>Appl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F98:Map.F100</svg:desc>
                </draw:g>
              </table:table-cell>
              <table:table-cell office:value-type="string">
                <text:p>Diamond</text:p>
                <text:list>
                  <text:list-item>
                    <text:p>Diamon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G98:Map.G100</svg:desc>
                </draw:g>
              </table:table-cell>
              <table:table-cell office:value-type="string">
                <text:p>Leisure</text:p>
                <text:list>
                  <text:list-item>
                    <text:p>Leisur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H98:Map.H100</svg:desc>
                </draw:g>
              </table:table-cell>
              <table:table-cell office:value-type="string">
                <text:p>Spear</text:p>
                <text:list>
                  <text:list-item>
                    <text:p>Spear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I98:Map.I100</svg:desc>
                </draw:g>
              </table:table-cell>
              <table:table-cell office:value-type="string">
                <text:p>Fish </text:p>
                <text:list>
                  <text:list-item>
                    <text:p>Fish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J98:Map.J100</svg:desc>
                </draw:g>
              </table:table-cell>
              <table:table-cell office:value-type="string">
                <text:p>Grapes</text:p>
                <text:list>
                  <text:list-item>
                    <text:p>Grap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K98:Map.K100</svg:desc>
                </draw:g>
              </table:table-cell>
              <table:table-cell office:value-type="string">
                <text:p>Cit Band</text:p>
                <text:list>
                  <text:list-item>
                    <text:p>Cit Ban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L98:Map.L100</svg:desc>
                </draw:g>
              </table:table-cell>
              <table:table-cell office:value-type="string">
                <text:p>Mil Band</text:p>
                <text:list>
                  <text:list-item>
                    <text:p>Mil Ban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M98:Map.M100</svg:desc>
                </draw:g>
              </table:table-cell>
              <table:table-cell office:value-type="string">
                <text:p>40 Band</text:p>
                <text:list>
                  <text:list-item>
                    <text:p>40 Ban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N98:Map.N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.B101:Map.B113</svg:desc>
                </draw:g>
              </table:table-cell>
              <table:table-cell office:value-type="float" office:value="NaN">
                <text:p>NaN</text:p>
                <draw:g>
                  <svg:desc>Map.C101:Map.C113</svg:desc>
                </draw:g>
              </table:table-cell>
              <table:table-cell office:value-type="float" office:value="NaN">
                <text:p>NaN</text:p>
                <draw:g>
                  <svg:desc>Map.D101:Map.D113</svg:desc>
                </draw:g>
              </table:table-cell>
              <table:table-cell office:value-type="float" office:value="NaN">
                <text:p>NaN</text:p>
                <draw:g>
                  <svg:desc>Map.E101:Map.E113</svg:desc>
                </draw:g>
              </table:table-cell>
              <table:table-cell office:value-type="float" office:value="NaN">
                <text:p>NaN</text:p>
                <draw:g>
                  <svg:desc>Map.F101:Map.F113</svg:desc>
                </draw:g>
              </table:table-cell>
              <table:table-cell office:value-type="float" office:value="NaN">
                <text:p>NaN</text:p>
                <draw:g>
                  <svg:desc>Map.G101:Map.G113</svg:desc>
                </draw:g>
              </table:table-cell>
              <table:table-cell office:value-type="float" office:value="1">
                <text:p>1</text:p>
                <draw:g>
                  <svg:desc>Map.H101:Map.H113</svg:desc>
                </draw:g>
              </table:table-cell>
              <table:table-cell office:value-type="float" office:value="NaN">
                <text:p>NaN</text:p>
                <draw:g>
                  <svg:desc>Map.I101:Map.I113</svg:desc>
                </draw:g>
              </table:table-cell>
              <table:table-cell office:value-type="float" office:value="NaN">
                <text:p>NaN</text:p>
                <draw:g>
                  <svg:desc>Map.J101:Map.J113</svg:desc>
                </draw:g>
              </table:table-cell>
              <table:table-cell office:value-type="float" office:value="NaN">
                <text:p>NaN</text:p>
                <draw:g>
                  <svg:desc>Map.K101:Map.K113</svg:desc>
                </draw:g>
              </table:table-cell>
              <table:table-cell office:value-type="float" office:value="2">
                <text:p>2</text:p>
                <draw:g>
                  <svg:desc>Map.L101:Map.L113</svg:desc>
                </draw:g>
              </table:table-cell>
              <table:table-cell office:value-type="float" office:value="NaN">
                <text:p>NaN</text:p>
                <draw:g>
                  <svg:desc>Map.M101:Map.M113</svg:desc>
                </draw:g>
              </table:table-cell>
              <table:table-cell office:value-type="float" office:value="NaN">
                <text:p>NaN</text:p>
                <draw:g>
                  <svg:desc>Map.N101:Map.N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313cm" svg:height="7.294cm" xlink:href=".." xlink:type="simple" chart:class="chart:bar" chart:style-name="ch1">
        <chart:legend chart:legend-position="end" svg:x="9.785cm" svg:y="1.763cm" style:legend-expansion="high" chart:style-name="ch2"/>
        <chart:plot-area chart:style-name="ch3" table:cell-range-address="Map.B84:Map.N95" chart:data-source-has-labels="row" svg:x="0.736cm" svg:y="0.715cm" svg:width="8.477cm" svg:height="6.014cm">
          <chartooo:coordinate-region svg:x="1.172cm" svg:y="0.927cm" svg:width="8.041cm" svg:height="5.1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p.B85:Map.B95" chart:label-cell-address="Map.B84:Map.B84" chart:class="chart:bar">
            <chart:data-point chart:repeated="11"/>
          </chart:series>
          <chart:series chart:style-name="ch8" chart:values-cell-range-address="Map.C85:Map.C95" chart:label-cell-address="Map.C84:Map.C84" chart:class="chart:bar">
            <chart:data-point chart:repeated="11"/>
          </chart:series>
          <chart:series chart:style-name="ch9" chart:values-cell-range-address="Map.D85:Map.D95" chart:label-cell-address="Map.D84:Map.D84" chart:class="chart:bar">
            <chart:data-point chart:repeated="11"/>
          </chart:series>
          <chart:series chart:style-name="ch10" chart:values-cell-range-address="Map.E85:Map.E95" chart:label-cell-address="Map.E84:Map.E84" chart:class="chart:bar">
            <chart:data-point chart:repeated="11"/>
          </chart:series>
          <chart:series chart:style-name="ch11" chart:values-cell-range-address="Map.F85:Map.F95" chart:label-cell-address="Map.F84:Map.F84" chart:class="chart:bar">
            <chart:data-point chart:repeated="11"/>
          </chart:series>
          <chart:series chart:style-name="ch12" chart:values-cell-range-address="Map.G85:Map.G95" chart:label-cell-address="Map.G84:Map.G84" chart:class="chart:bar">
            <chart:data-point chart:repeated="11"/>
          </chart:series>
          <chart:series chart:style-name="ch13" chart:values-cell-range-address="Map.H85:Map.H95" chart:label-cell-address="Map.H84:Map.H84" chart:class="chart:bar">
            <chart:data-point chart:repeated="11"/>
          </chart:series>
          <chart:series chart:style-name="ch14" chart:values-cell-range-address="Map.I85:Map.I95" chart:label-cell-address="Map.I84:Map.I84" chart:class="chart:bar">
            <chart:data-point chart:repeated="11"/>
          </chart:series>
          <chart:series chart:style-name="ch15" chart:values-cell-range-address="Map.J85:Map.J95" chart:label-cell-address="Map.J84:Map.J84" chart:class="chart:bar">
            <chart:data-point chart:repeated="11"/>
          </chart:series>
          <chart:series chart:style-name="ch16" chart:values-cell-range-address="Map.K85:Map.K95" chart:label-cell-address="Map.K84:Map.K84" chart:class="chart:bar">
            <chart:data-point chart:repeated="11"/>
          </chart:series>
          <chart:series chart:style-name="ch17" chart:values-cell-range-address="Map.L85:Map.L95" chart:label-cell-address="Map.L84:Map.L84" chart:class="chart:bar">
            <chart:data-point chart:repeated="11"/>
          </chart:series>
          <chart:series chart:style-name="ch18" chart:values-cell-range-address="Map.M85:Map.M95" chart:label-cell-address="Map.M84:Map.M84" chart:class="chart:bar">
            <chart:data-point chart:repeated="11"/>
          </chart:series>
          <chart:series chart:style-name="ch7" chart:values-cell-range-address="Map.N85:Map.N95" chart:label-cell-address="Map.N84:Map.N84" chart:class="chart:bar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ana</text:p>
                <draw:g>
                  <svg:desc>Map.B84:Map.B84</svg:desc>
                </draw:g>
              </table:table-cell>
              <table:table-cell office:value-type="string">
                <text:p>Egg</text:p>
                <draw:g>
                  <svg:desc>Map.C84:Map.C84</svg:desc>
                </draw:g>
              </table:table-cell>
              <table:table-cell office:value-type="string">
                <text:p>Water</text:p>
                <draw:g>
                  <svg:desc>Map.D84:Map.D84</svg:desc>
                </draw:g>
              </table:table-cell>
              <table:table-cell office:value-type="string">
                <text:p>Speared fish</text:p>
                <draw:g>
                  <svg:desc>Map.E84:Map.E84</svg:desc>
                </draw:g>
              </table:table-cell>
              <table:table-cell office:value-type="string">
                <text:p>Apple</text:p>
                <draw:g>
                  <svg:desc>Map.F84:Map.F84</svg:desc>
                </draw:g>
              </table:table-cell>
              <table:table-cell office:value-type="string">
                <text:p>Diamond</text:p>
                <draw:g>
                  <svg:desc>Map.G84:Map.G84</svg:desc>
                </draw:g>
              </table:table-cell>
              <table:table-cell office:value-type="string">
                <text:p>Leisure</text:p>
                <draw:g>
                  <svg:desc>Map.H84:Map.H84</svg:desc>
                </draw:g>
              </table:table-cell>
              <table:table-cell office:value-type="string">
                <text:p>Spear</text:p>
                <draw:g>
                  <svg:desc>Map.I84:Map.I84</svg:desc>
                </draw:g>
              </table:table-cell>
              <table:table-cell office:value-type="string">
                <text:p>Fish </text:p>
                <draw:g>
                  <svg:desc>Map.J84:Map.J84</svg:desc>
                </draw:g>
              </table:table-cell>
              <table:table-cell office:value-type="string">
                <text:p>Grapes</text:p>
                <draw:g>
                  <svg:desc>Map.K84:Map.K84</svg:desc>
                </draw:g>
              </table:table-cell>
              <table:table-cell office:value-type="string">
                <text:p>Cit Band</text:p>
                <draw:g>
                  <svg:desc>Map.L84:Map.L84</svg:desc>
                </draw:g>
              </table:table-cell>
              <table:table-cell office:value-type="string">
                <text:p>Mil Band</text:p>
                <draw:g>
                  <svg:desc>Map.M84:Map.M84</svg:desc>
                </draw:g>
              </table:table-cell>
              <table:table-cell office:value-type="string">
                <text:p>40 Band</text:p>
                <draw:g>
                  <svg:desc>Map.N84:Map.N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.B85:Map.B95</svg:desc>
                </draw:g>
              </table:table-cell>
              <table:table-cell office:value-type="float" office:value="1">
                <text:p>1</text:p>
                <draw:g>
                  <svg:desc>Map.C85:Map.C95</svg:desc>
                </draw:g>
              </table:table-cell>
              <table:table-cell office:value-type="float" office:value="NaN">
                <text:p>NaN</text:p>
                <draw:g>
                  <svg:desc>Map.D85:Map.D95</svg:desc>
                </draw:g>
              </table:table-cell>
              <table:table-cell office:value-type="float" office:value="NaN">
                <text:p>NaN</text:p>
                <draw:g>
                  <svg:desc>Map.E85:Map.E95</svg:desc>
                </draw:g>
              </table:table-cell>
              <table:table-cell office:value-type="float" office:value="1">
                <text:p>1</text:p>
                <draw:g>
                  <svg:desc>Map.F85:Map.F95</svg:desc>
                </draw:g>
              </table:table-cell>
              <table:table-cell office:value-type="float" office:value="NaN">
                <text:p>NaN</text:p>
                <draw:g>
                  <svg:desc>Map.G85:Map.G95</svg:desc>
                </draw:g>
              </table:table-cell>
              <table:table-cell office:value-type="float" office:value="1">
                <text:p>1</text:p>
                <draw:g>
                  <svg:desc>Map.H85:Map.H95</svg:desc>
                </draw:g>
              </table:table-cell>
              <table:table-cell office:value-type="float" office:value="NaN">
                <text:p>NaN</text:p>
                <draw:g>
                  <svg:desc>Map.I85:Map.I95</svg:desc>
                </draw:g>
              </table:table-cell>
              <table:table-cell office:value-type="float" office:value="NaN">
                <text:p>NaN</text:p>
                <draw:g>
                  <svg:desc>Map.J85:Map.J95</svg:desc>
                </draw:g>
              </table:table-cell>
              <table:table-cell office:value-type="float" office:value="NaN">
                <text:p>NaN</text:p>
                <draw:g>
                  <svg:desc>Map.K85:Map.K95</svg:desc>
                </draw:g>
              </table:table-cell>
              <table:table-cell office:value-type="float" office:value="NaN">
                <text:p>NaN</text:p>
                <draw:g>
                  <svg:desc>Map.L85:Map.L95</svg:desc>
                </draw:g>
              </table:table-cell>
              <table:table-cell office:value-type="float" office:value="NaN">
                <text:p>NaN</text:p>
                <draw:g>
                  <svg:desc>Map.M85:Map.M95</svg:desc>
                </draw:g>
              </table:table-cell>
              <table:table-cell office:value-type="float" office:value="NaN">
                <text:p>NaN</text:p>
                <draw:g>
                  <svg:desc>Map.N85:Map.N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125cm" svg:height="5.941cm" xlink:href=".." xlink:type="simple" chart:class="chart:bar" chart:style-name="ch1">
        <chart:legend chart:legend-position="end" svg:x="7.597cm" svg:y="1.086cm" style:legend-expansion="high" chart:style-name="ch2"/>
        <chart:plot-area chart:style-name="ch3" table:cell-range-address="Map.B72:Map.N81" chart:data-source-has-labels="row" svg:x="0.692cm" svg:y="0.607cm" svg:width="6.421cm" svg:height="4.796cm">
          <chartooo:coordinate-region svg:x="1.313cm" svg:y="0.819cm" svg:width="5.8cm" svg:height="3.9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p.B73:Map.B81" chart:label-cell-address="Map.B72:Map.B72" chart:class="chart:bar">
            <chart:data-point chart:repeated="9"/>
          </chart:series>
          <chart:series chart:style-name="ch8" chart:values-cell-range-address="Map.C73:Map.C81" chart:label-cell-address="Map.C72:Map.C72" chart:class="chart:bar">
            <chart:data-point chart:repeated="9"/>
          </chart:series>
          <chart:series chart:style-name="ch9" chart:values-cell-range-address="Map.D73:Map.D81" chart:label-cell-address="Map.D72:Map.D72" chart:class="chart:bar">
            <chart:data-point chart:repeated="9"/>
          </chart:series>
          <chart:series chart:style-name="ch10" chart:values-cell-range-address="Map.E73:Map.E81" chart:label-cell-address="Map.E72:Map.E72" chart:class="chart:bar">
            <chart:data-point chart:repeated="9"/>
          </chart:series>
          <chart:series chart:style-name="ch11" chart:values-cell-range-address="Map.F73:Map.F81" chart:label-cell-address="Map.F72:Map.F72" chart:class="chart:bar">
            <chart:data-point chart:repeated="9"/>
          </chart:series>
          <chart:series chart:style-name="ch12" chart:values-cell-range-address="Map.G73:Map.G81" chart:label-cell-address="Map.G72:Map.G72" chart:class="chart:bar">
            <chart:data-point chart:repeated="9"/>
          </chart:series>
          <chart:series chart:style-name="ch13" chart:values-cell-range-address="Map.H73:Map.H81" chart:label-cell-address="Map.H72:Map.H72" chart:class="chart:bar">
            <chart:data-point chart:repeated="9"/>
          </chart:series>
          <chart:series chart:style-name="ch14" chart:values-cell-range-address="Map.I73:Map.I81" chart:label-cell-address="Map.I72:Map.I72" chart:class="chart:bar">
            <chart:data-point chart:repeated="9"/>
          </chart:series>
          <chart:series chart:style-name="ch15" chart:values-cell-range-address="Map.J73:Map.J81" chart:label-cell-address="Map.J72:Map.J72" chart:class="chart:bar">
            <chart:data-point chart:repeated="9"/>
          </chart:series>
          <chart:series chart:style-name="ch16" chart:values-cell-range-address="Map.K73:Map.K81" chart:label-cell-address="Map.K72:Map.K72" chart:class="chart:bar">
            <chart:data-point chart:repeated="9"/>
          </chart:series>
          <chart:series chart:style-name="ch17" chart:values-cell-range-address="Map.L73:Map.L81" chart:label-cell-address="Map.L72:Map.L72" chart:class="chart:bar">
            <chart:data-point chart:repeated="9"/>
          </chart:series>
          <chart:series chart:style-name="ch18" chart:values-cell-range-address="Map.M73:Map.M81" chart:label-cell-address="Map.M72:Map.M72" chart:class="chart:bar">
            <chart:data-point chart:repeated="9"/>
          </chart:series>
          <chart:series chart:style-name="ch19" chart:values-cell-range-address="Map.N73:Map.N81" chart:label-cell-address="Map.N72:Map.N72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ana</text:p>
                <draw:g>
                  <svg:desc>Map.B72:Map.B72</svg:desc>
                </draw:g>
              </table:table-cell>
              <table:table-cell office:value-type="string">
                <text:p>Egg</text:p>
                <draw:g>
                  <svg:desc>Map.C72:Map.C72</svg:desc>
                </draw:g>
              </table:table-cell>
              <table:table-cell office:value-type="string">
                <text:p>Water</text:p>
                <draw:g>
                  <svg:desc>Map.D72:Map.D72</svg:desc>
                </draw:g>
              </table:table-cell>
              <table:table-cell office:value-type="string">
                <text:p>Speared fish</text:p>
                <draw:g>
                  <svg:desc>Map.E72:Map.E72</svg:desc>
                </draw:g>
              </table:table-cell>
              <table:table-cell office:value-type="string">
                <text:p>Apple</text:p>
                <draw:g>
                  <svg:desc>Map.F72:Map.F72</svg:desc>
                </draw:g>
              </table:table-cell>
              <table:table-cell office:value-type="string">
                <text:p>Diamond</text:p>
                <draw:g>
                  <svg:desc>Map.G72:Map.G72</svg:desc>
                </draw:g>
              </table:table-cell>
              <table:table-cell office:value-type="string">
                <text:p>Leisure</text:p>
                <draw:g>
                  <svg:desc>Map.H72:Map.H72</svg:desc>
                </draw:g>
              </table:table-cell>
              <table:table-cell office:value-type="string">
                <text:p>Spear</text:p>
                <draw:g>
                  <svg:desc>Map.I72:Map.I72</svg:desc>
                </draw:g>
              </table:table-cell>
              <table:table-cell office:value-type="string">
                <text:p>Fish </text:p>
                <draw:g>
                  <svg:desc>Map.J72:Map.J72</svg:desc>
                </draw:g>
              </table:table-cell>
              <table:table-cell office:value-type="string">
                <text:p>Grapes</text:p>
                <draw:g>
                  <svg:desc>Map.K72:Map.K72</svg:desc>
                </draw:g>
              </table:table-cell>
              <table:table-cell office:value-type="string">
                <text:p>Cit Band</text:p>
                <draw:g>
                  <svg:desc>Map.L72:Map.L72</svg:desc>
                </draw:g>
              </table:table-cell>
              <table:table-cell office:value-type="string">
                <text:p>Mil Band</text:p>
                <draw:g>
                  <svg:desc>Map.M72:Map.M72</svg:desc>
                </draw:g>
              </table:table-cell>
              <table:table-cell office:value-type="string">
                <text:p>40 Band</text:p>
                <draw:g>
                  <svg:desc>Map.N72:Map.N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.B73:Map.B81</svg:desc>
                </draw:g>
              </table:table-cell>
              <table:table-cell office:value-type="float" office:value="NaN">
                <text:p>NaN</text:p>
                <draw:g>
                  <svg:desc>Map.C73:Map.C81</svg:desc>
                </draw:g>
              </table:table-cell>
              <table:table-cell office:value-type="float" office:value="2">
                <text:p>2</text:p>
                <draw:g>
                  <svg:desc>Map.D73:Map.D81</svg:desc>
                </draw:g>
              </table:table-cell>
              <table:table-cell office:value-type="float" office:value="NaN">
                <text:p>NaN</text:p>
                <draw:g>
                  <svg:desc>Map.E73:Map.E81</svg:desc>
                </draw:g>
              </table:table-cell>
              <table:table-cell office:value-type="float" office:value="NaN">
                <text:p>NaN</text:p>
                <draw:g>
                  <svg:desc>Map.F73:Map.F81</svg:desc>
                </draw:g>
              </table:table-cell>
              <table:table-cell office:value-type="float" office:value="NaN">
                <text:p>NaN</text:p>
                <draw:g>
                  <svg:desc>Map.G73:Map.G81</svg:desc>
                </draw:g>
              </table:table-cell>
              <table:table-cell office:value-type="float" office:value="1">
                <text:p>1</text:p>
                <draw:g>
                  <svg:desc>Map.H73:Map.H81</svg:desc>
                </draw:g>
              </table:table-cell>
              <table:table-cell office:value-type="float" office:value="NaN">
                <text:p>NaN</text:p>
                <draw:g>
                  <svg:desc>Map.I73:Map.I81</svg:desc>
                </draw:g>
              </table:table-cell>
              <table:table-cell office:value-type="float" office:value="NaN">
                <text:p>NaN</text:p>
                <draw:g>
                  <svg:desc>Map.J73:Map.J81</svg:desc>
                </draw:g>
              </table:table-cell>
              <table:table-cell office:value-type="float" office:value="NaN">
                <text:p>NaN</text:p>
                <draw:g>
                  <svg:desc>Map.K73:Map.K81</svg:desc>
                </draw:g>
              </table:table-cell>
              <table:table-cell office:value-type="float" office:value="NaN">
                <text:p>NaN</text:p>
                <draw:g>
                  <svg:desc>Map.L73:Map.L81</svg:desc>
                </draw:g>
              </table:table-cell>
              <table:table-cell office:value-type="float" office:value="NaN">
                <text:p>NaN</text:p>
                <draw:g>
                  <svg:desc>Map.M73:Map.M81</svg:desc>
                </draw:g>
              </table:table-cell>
              <table:table-cell office:value-type="float" office:value="NaN">
                <text:p>NaN</text:p>
                <draw:g>
                  <svg:desc>Map.N73:Map.N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3.55cm" svg:height="7.364cm" xlink:href=".." xlink:type="simple" chart:class="chart:bar" chart:style-name="ch1">
        <chart:legend chart:legend-position="end" svg:x="8.598cm" svg:y="1.798cm" style:legend-expansion="high" chart:style-name="ch2"/>
        <chart:plot-area chart:style-name="ch3" table:cell-range-address="Map.B53:Map.N66" chart:data-source-has-labels="row" svg:x="0.721cm" svg:y="0.723cm" svg:width="7.335cm" svg:height="6.074cm">
          <chartooo:coordinate-region svg:x="1.342cm" svg:y="0.935cm" svg:width="6.714cm" svg:height="5.1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p.B56:Map.B66" chart:label-cell-address="Map.B53:Map.B55" chart:class="chart:bar">
            <chart:data-point chart:repeated="11"/>
          </chart:series>
          <chart:series chart:style-name="ch8" chart:values-cell-range-address="Map.C56:Map.C66" chart:label-cell-address="Map.C53:Map.C55" chart:class="chart:bar">
            <chart:data-point chart:repeated="11"/>
          </chart:series>
          <chart:series chart:style-name="ch9" chart:values-cell-range-address="Map.D56:Map.D66" chart:label-cell-address="Map.D53:Map.D55" chart:class="chart:bar">
            <chart:data-point chart:repeated="11"/>
          </chart:series>
          <chart:series chart:style-name="ch10" chart:values-cell-range-address="Map.E56:Map.E66" chart:label-cell-address="Map.E53:Map.E55" chart:class="chart:bar">
            <chart:data-point chart:repeated="11"/>
          </chart:series>
          <chart:series chart:style-name="ch11" chart:values-cell-range-address="Map.F56:Map.F66" chart:label-cell-address="Map.F53:Map.F55" chart:class="chart:bar">
            <chart:data-point chart:repeated="11"/>
          </chart:series>
          <chart:series chart:style-name="ch12" chart:values-cell-range-address="Map.G56:Map.G66" chart:label-cell-address="Map.G53:Map.G55" chart:class="chart:bar">
            <chart:data-point chart:repeated="11"/>
          </chart:series>
          <chart:series chart:style-name="ch13" chart:values-cell-range-address="Map.H56:Map.H66" chart:label-cell-address="Map.H53:Map.H55" chart:class="chart:bar">
            <chart:data-point chart:repeated="11"/>
          </chart:series>
          <chart:series chart:style-name="ch14" chart:values-cell-range-address="Map.I56:Map.I66" chart:label-cell-address="Map.I53:Map.I55" chart:class="chart:bar">
            <chart:data-point chart:repeated="11"/>
          </chart:series>
          <chart:series chart:style-name="ch15" chart:values-cell-range-address="Map.J56:Map.J66" chart:label-cell-address="Map.J53:Map.J55" chart:class="chart:bar">
            <chart:data-point chart:repeated="11"/>
          </chart:series>
          <chart:series chart:style-name="ch16" chart:values-cell-range-address="Map.K56:Map.K66" chart:label-cell-address="Map.K53:Map.K55" chart:class="chart:bar">
            <chart:data-point chart:repeated="11"/>
          </chart:series>
          <chart:series chart:style-name="ch17" chart:values-cell-range-address="Map.L56:Map.L66" chart:label-cell-address="Map.L53:Map.L55" chart:class="chart:bar">
            <chart:data-point chart:repeated="11"/>
          </chart:series>
          <chart:series chart:style-name="ch18" chart:values-cell-range-address="Map.M56:Map.M66" chart:label-cell-address="Map.M53:Map.M55" chart:class="chart:bar">
            <chart:data-point chart:repeated="11"/>
          </chart:series>
          <chart:series chart:style-name="ch19" chart:values-cell-range-address="Map.N56:Map.N66" chart:label-cell-address="Map.N53:Map.N55" chart:class="chart:ba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ana</text:p>
                <text:list>
                  <text:list-item>
                    <text:p>Banana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B53:Map.B55</svg:desc>
                </draw:g>
              </table:table-cell>
              <table:table-cell office:value-type="string">
                <text:p>Egg</text:p>
                <text:list>
                  <text:list-item>
                    <text:p>Eg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C53:Map.C55</svg:desc>
                </draw:g>
              </table:table-cell>
              <table:table-cell office:value-type="string">
                <text:p>Water 2</text:p>
                <text:list>
                  <text:list-item>
                    <text:p>Water</text:p>
                  </text:list-item>
                  <text:list-item>
                    <text:p>2</text:p>
                  </text:list-item>
                  <text:list-item>
                    <text:p/>
                  </text:list-item>
                </text:list>
                <draw:g>
                  <svg:desc>Map.D53:Map.D55</svg:desc>
                </draw:g>
              </table:table-cell>
              <table:table-cell office:value-type="string">
                <text:p>Speared fish</text:p>
                <text:list>
                  <text:list-item>
                    <text:p>Speared fish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E53:Map.E55</svg:desc>
                </draw:g>
              </table:table-cell>
              <table:table-cell office:value-type="string">
                <text:p>Apple</text:p>
                <text:list>
                  <text:list-item>
                    <text:p>Appl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F53:Map.F55</svg:desc>
                </draw:g>
              </table:table-cell>
              <table:table-cell office:value-type="string">
                <text:p>Diamond 1</text:p>
                <text:list>
                  <text:list-item>
                    <text:p>Diamond</text:p>
                  </text:list-item>
                  <text:list-item>
                    <text:p/>
                  </text:list-item>
                  <text:list-item>
                    <text:p>1</text:p>
                  </text:list-item>
                </text:list>
                <draw:g>
                  <svg:desc>Map.G53:Map.G55</svg:desc>
                </draw:g>
              </table:table-cell>
              <table:table-cell office:value-type="string">
                <text:p>Leisure 2</text:p>
                <text:list>
                  <text:list-item>
                    <text:p>Leisure</text:p>
                  </text:list-item>
                  <text:list-item>
                    <text:p/>
                  </text:list-item>
                  <text:list-item>
                    <text:p>2</text:p>
                  </text:list-item>
                </text:list>
                <draw:g>
                  <svg:desc>Map.H53:Map.H55</svg:desc>
                </draw:g>
              </table:table-cell>
              <table:table-cell office:value-type="string">
                <text:p>Spear</text:p>
                <text:list>
                  <text:list-item>
                    <text:p>Spear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I53:Map.I55</svg:desc>
                </draw:g>
              </table:table-cell>
              <table:table-cell office:value-type="string">
                <text:p>Fish </text:p>
                <text:list>
                  <text:list-item>
                    <text:p>Fish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J53:Map.J55</svg:desc>
                </draw:g>
              </table:table-cell>
              <table:table-cell office:value-type="string">
                <text:p>Grapes</text:p>
                <text:list>
                  <text:list-item>
                    <text:p>Grape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K53:Map.K55</svg:desc>
                </draw:g>
              </table:table-cell>
              <table:table-cell office:value-type="string">
                <text:p>Cit Band</text:p>
                <text:list>
                  <text:list-item>
                    <text:p>Cit Ban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L53:Map.L55</svg:desc>
                </draw:g>
              </table:table-cell>
              <table:table-cell office:value-type="string">
                <text:p>Mil Band</text:p>
                <text:list>
                  <text:list-item>
                    <text:p>Mil Ban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M53:Map.M55</svg:desc>
                </draw:g>
              </table:table-cell>
              <table:table-cell office:value-type="string">
                <text:p>40 Band</text:p>
                <text:list>
                  <text:list-item>
                    <text:p>40 Ban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p.N53:Map.N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Map.B56:Map.B66</svg:desc>
                </draw:g>
              </table:table-cell>
              <table:table-cell office:value-type="float" office:value="1">
                <text:p>1</text:p>
                <draw:g>
                  <svg:desc>Map.C56:Map.C66</svg:desc>
                </draw:g>
              </table:table-cell>
              <table:table-cell office:value-type="float" office:value="2">
                <text:p>2</text:p>
                <draw:g>
                  <svg:desc>Map.D56:Map.D66</svg:desc>
                </draw:g>
              </table:table-cell>
              <table:table-cell office:value-type="float" office:value="NaN">
                <text:p>NaN</text:p>
                <draw:g>
                  <svg:desc>Map.E56:Map.E66</svg:desc>
                </draw:g>
              </table:table-cell>
              <table:table-cell office:value-type="float" office:value="1">
                <text:p>1</text:p>
                <draw:g>
                  <svg:desc>Map.F56:Map.F66</svg:desc>
                </draw:g>
              </table:table-cell>
              <table:table-cell office:value-type="float" office:value="NaN">
                <text:p>NaN</text:p>
                <draw:g>
                  <svg:desc>Map.G56:Map.G66</svg:desc>
                </draw:g>
              </table:table-cell>
              <table:table-cell office:value-type="float" office:value="NaN">
                <text:p>NaN</text:p>
                <draw:g>
                  <svg:desc>Map.H56:Map.H66</svg:desc>
                </draw:g>
              </table:table-cell>
              <table:table-cell office:value-type="float" office:value="NaN">
                <text:p>NaN</text:p>
                <draw:g>
                  <svg:desc>Map.I56:Map.I66</svg:desc>
                </draw:g>
              </table:table-cell>
              <table:table-cell office:value-type="float" office:value="NaN">
                <text:p>NaN</text:p>
                <draw:g>
                  <svg:desc>Map.J56:Map.J66</svg:desc>
                </draw:g>
              </table:table-cell>
              <table:table-cell office:value-type="float" office:value="NaN">
                <text:p>NaN</text:p>
                <draw:g>
                  <svg:desc>Map.K56:Map.K66</svg:desc>
                </draw:g>
              </table:table-cell>
              <table:table-cell office:value-type="float" office:value="NaN">
                <text:p>NaN</text:p>
                <draw:g>
                  <svg:desc>Map.L56:Map.L66</svg:desc>
                </draw:g>
              </table:table-cell>
              <table:table-cell office:value-type="float" office:value="NaN">
                <text:p>NaN</text:p>
                <draw:g>
                  <svg:desc>Map.M56:Map.M66</svg:desc>
                </draw:g>
              </table:table-cell>
              <table:table-cell office:value-type="float" office:value="NaN">
                <text:p>NaN</text:p>
                <draw:g>
                  <svg:desc>Map.N56:Map.N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1cm" svg:height="8.997cm" xlink:href=".." xlink:type="simple" chart:class="chart:bar" chart:style-name="ch1">
        <chart:legend chart:legend-position="end" svg:x="13.321cm" svg:y="1.042cm" style:legend-expansion="high" chart:style-name="ch2"/>
        <chart:plot-area chart:style-name="ch3" table:cell-range-address="Map.B31:Map.N48" chart:data-source-has-labels="row" svg:x="0.769cm" svg:y="0.851cm" svg:width="11.914cm" svg:height="7.547cm">
          <chartooo:coordinate-region svg:x="1.205cm" svg:y="1.063cm" svg:width="11.478cm" svg:height="6.6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p.B32:Map.B48" chart:label-cell-address="Map.B31:Map.B31" chart:class="chart:bar">
            <chart:data-point chart:repeated="17"/>
          </chart:series>
          <chart:series chart:style-name="ch8" chart:values-cell-range-address="Map.C32:Map.C48" chart:label-cell-address="Map.C31:Map.C31" chart:class="chart:bar">
            <chart:data-point chart:repeated="17"/>
          </chart:series>
          <chart:series chart:style-name="ch9" chart:values-cell-range-address="Map.D32:Map.D48" chart:label-cell-address="Map.D31:Map.D31" chart:class="chart:bar">
            <chart:data-point chart:repeated="17"/>
          </chart:series>
          <chart:series chart:style-name="ch10" chart:values-cell-range-address="Map.E32:Map.E48" chart:label-cell-address="Map.E31:Map.E31" chart:class="chart:bar">
            <chart:data-point chart:repeated="17"/>
          </chart:series>
          <chart:series chart:style-name="ch11" chart:values-cell-range-address="Map.F32:Map.F48" chart:label-cell-address="Map.F31:Map.F31" chart:class="chart:bar">
            <chart:data-point chart:repeated="17"/>
          </chart:series>
          <chart:series chart:style-name="ch12" chart:values-cell-range-address="Map.G32:Map.G48" chart:label-cell-address="Map.G31:Map.G31" chart:class="chart:bar">
            <chart:data-point chart:repeated="17"/>
          </chart:series>
          <chart:series chart:style-name="ch13" chart:values-cell-range-address="Map.H32:Map.H48" chart:label-cell-address="Map.H31:Map.H31" chart:class="chart:bar">
            <chart:data-point chart:repeated="17"/>
          </chart:series>
          <chart:series chart:style-name="ch14" chart:values-cell-range-address="Map.I32:Map.I48" chart:label-cell-address="Map.I31:Map.I31" chart:class="chart:bar">
            <chart:data-point chart:repeated="17"/>
          </chart:series>
          <chart:series chart:style-name="ch15" chart:values-cell-range-address="Map.J32:Map.J48" chart:label-cell-address="Map.J31:Map.J31" chart:class="chart:bar">
            <chart:data-point chart:repeated="17"/>
          </chart:series>
          <chart:series chart:style-name="ch16" chart:values-cell-range-address="Map.K32:Map.K48" chart:label-cell-address="Map.K31:Map.K31" chart:class="chart:bar">
            <chart:data-point chart:repeated="17"/>
          </chart:series>
          <chart:series chart:style-name="ch17" chart:values-cell-range-address="Map.L32:Map.L48" chart:label-cell-address="Map.L31:Map.L31" chart:class="chart:bar">
            <chart:data-point chart:repeated="17"/>
          </chart:series>
          <chart:series chart:style-name="ch18" chart:values-cell-range-address="Map.M32:Map.M48" chart:label-cell-address="Map.M31:Map.M31" chart:class="chart:bar">
            <chart:data-point chart:repeated="17"/>
          </chart:series>
          <chart:series chart:style-name="ch19" chart:values-cell-range-address="Map.N32:Map.N48" chart:label-cell-address="Map.N31:Map.N31" chart:class="chart:bar">
            <chart:data-point chart:repeated="1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ana</text:p>
                <draw:g>
                  <svg:desc>Map.B31:Map.B31</svg:desc>
                </draw:g>
              </table:table-cell>
              <table:table-cell office:value-type="string">
                <text:p>Egg</text:p>
                <draw:g>
                  <svg:desc>Map.C31:Map.C31</svg:desc>
                </draw:g>
              </table:table-cell>
              <table:table-cell office:value-type="string">
                <text:p>Water</text:p>
                <draw:g>
                  <svg:desc>Map.D31:Map.D31</svg:desc>
                </draw:g>
              </table:table-cell>
              <table:table-cell office:value-type="string">
                <text:p>Speared fish</text:p>
                <draw:g>
                  <svg:desc>Map.E31:Map.E31</svg:desc>
                </draw:g>
              </table:table-cell>
              <table:table-cell office:value-type="string">
                <text:p>Apple</text:p>
                <draw:g>
                  <svg:desc>Map.F31:Map.F31</svg:desc>
                </draw:g>
              </table:table-cell>
              <table:table-cell office:value-type="string">
                <text:p>Diamond</text:p>
                <draw:g>
                  <svg:desc>Map.G31:Map.G31</svg:desc>
                </draw:g>
              </table:table-cell>
              <table:table-cell office:value-type="string">
                <text:p>Leisure</text:p>
                <draw:g>
                  <svg:desc>Map.H31:Map.H31</svg:desc>
                </draw:g>
              </table:table-cell>
              <table:table-cell office:value-type="string">
                <text:p>Spear</text:p>
                <draw:g>
                  <svg:desc>Map.I31:Map.I31</svg:desc>
                </draw:g>
              </table:table-cell>
              <table:table-cell office:value-type="string">
                <text:p>Fish </text:p>
                <draw:g>
                  <svg:desc>Map.J31:Map.J31</svg:desc>
                </draw:g>
              </table:table-cell>
              <table:table-cell office:value-type="string">
                <text:p>Grapes</text:p>
                <draw:g>
                  <svg:desc>Map.K31:Map.K31</svg:desc>
                </draw:g>
              </table:table-cell>
              <table:table-cell office:value-type="string">
                <text:p>Cit Band</text:p>
                <draw:g>
                  <svg:desc>Map.L31:Map.L31</svg:desc>
                </draw:g>
              </table:table-cell>
              <table:table-cell office:value-type="string">
                <text:p>Mil Band</text:p>
                <draw:g>
                  <svg:desc>Map.M31:Map.M31</svg:desc>
                </draw:g>
              </table:table-cell>
              <table:table-cell office:value-type="string">
                <text:p>40 Band</text:p>
                <draw:g>
                  <svg:desc>Map.N31:Map.N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Map.B32:Map.B48</svg:desc>
                </draw:g>
              </table:table-cell>
              <table:table-cell office:value-type="float" office:value="1">
                <text:p>1</text:p>
                <draw:g>
                  <svg:desc>Map.C32:Map.C48</svg:desc>
                </draw:g>
              </table:table-cell>
              <table:table-cell office:value-type="float" office:value="NaN">
                <text:p>NaN</text:p>
                <draw:g>
                  <svg:desc>Map.D32:Map.D48</svg:desc>
                </draw:g>
              </table:table-cell>
              <table:table-cell office:value-type="float" office:value="NaN">
                <text:p>NaN</text:p>
                <draw:g>
                  <svg:desc>Map.E32:Map.E48</svg:desc>
                </draw:g>
              </table:table-cell>
              <table:table-cell office:value-type="float" office:value="NaN">
                <text:p>NaN</text:p>
                <draw:g>
                  <svg:desc>Map.F32:Map.F48</svg:desc>
                </draw:g>
              </table:table-cell>
              <table:table-cell office:value-type="float" office:value="NaN">
                <text:p>NaN</text:p>
                <draw:g>
                  <svg:desc>Map.G32:Map.G48</svg:desc>
                </draw:g>
              </table:table-cell>
              <table:table-cell office:value-type="float" office:value="NaN">
                <text:p>NaN</text:p>
                <draw:g>
                  <svg:desc>Map.H32:Map.H48</svg:desc>
                </draw:g>
              </table:table-cell>
              <table:table-cell office:value-type="float" office:value="NaN">
                <text:p>NaN</text:p>
                <draw:g>
                  <svg:desc>Map.I32:Map.I48</svg:desc>
                </draw:g>
              </table:table-cell>
              <table:table-cell office:value-type="float" office:value="NaN">
                <text:p>NaN</text:p>
                <draw:g>
                  <svg:desc>Map.J32:Map.J48</svg:desc>
                </draw:g>
              </table:table-cell>
              <table:table-cell office:value-type="float" office:value="NaN">
                <text:p>NaN</text:p>
                <draw:g>
                  <svg:desc>Map.K32:Map.K48</svg:desc>
                </draw:g>
              </table:table-cell>
              <table:table-cell office:value-type="float" office:value="NaN">
                <text:p>NaN</text:p>
                <draw:g>
                  <svg:desc>Map.L32:Map.L48</svg:desc>
                </draw:g>
              </table:table-cell>
              <table:table-cell office:value-type="float" office:value="NaN">
                <text:p>NaN</text:p>
                <draw:g>
                  <svg:desc>Map.M32:Map.M48</svg:desc>
                </draw:g>
              </table:table-cell>
              <table:table-cell office:value-type="float" office:value="NaN">
                <text:p>NaN</text:p>
                <draw:g>
                  <svg:desc>Map.N32:Map.N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1cm" svg:height="8.996cm" xlink:href=".." xlink:type="simple" chart:class="chart:bar" chart:style-name="ch1">
        <chart:legend chart:legend-position="end" svg:x="13.321cm" svg:y="1.042cm" style:legend-expansion="high" chart:style-name="ch2"/>
        <chart:plot-area chart:style-name="ch3" table:cell-range-address="Map.B1:Map.N22" chart:data-source-has-labels="row" svg:x="0.769cm" svg:y="0.851cm" svg:width="11.914cm" svg:height="7.546cm">
          <chartooo:coordinate-region svg:x="1.39cm" svg:y="1.064cm" svg:width="11.293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p.B2:Map.B22" chart:label-cell-address="Map.B1:Map.B1" chart:class="chart:bar">
            <chart:data-point chart:repeated="21"/>
          </chart:series>
          <chart:series chart:style-name="ch8" chart:values-cell-range-address="Map.C2:Map.C22" chart:label-cell-address="Map.C1:Map.C1" chart:class="chart:bar">
            <chart:data-point chart:repeated="21"/>
          </chart:series>
          <chart:series chart:style-name="ch9" chart:values-cell-range-address="Map.D2:Map.D22" chart:label-cell-address="Map.D1:Map.D1" chart:class="chart:bar">
            <chart:data-point chart:repeated="21"/>
          </chart:series>
          <chart:series chart:style-name="ch10" chart:values-cell-range-address="Map.E2:Map.E22" chart:label-cell-address="Map.E1:Map.E1" chart:class="chart:bar">
            <chart:data-point chart:repeated="21"/>
          </chart:series>
          <chart:series chart:style-name="ch11" chart:values-cell-range-address="Map.F2:Map.F22" chart:label-cell-address="Map.F1:Map.F1" chart:class="chart:bar">
            <chart:data-point chart:repeated="21"/>
          </chart:series>
          <chart:series chart:style-name="ch12" chart:values-cell-range-address="Map.G2:Map.G22" chart:label-cell-address="Map.G1:Map.G1" chart:class="chart:bar">
            <chart:data-point chart:repeated="21"/>
          </chart:series>
          <chart:series chart:style-name="ch13" chart:values-cell-range-address="Map.H2:Map.H22" chart:label-cell-address="Map.H1:Map.H1" chart:class="chart:bar">
            <chart:data-point chart:repeated="21"/>
          </chart:series>
          <chart:series chart:style-name="ch14" chart:values-cell-range-address="Map.I2:Map.I22" chart:label-cell-address="Map.I1:Map.I1" chart:class="chart:bar">
            <chart:data-point chart:repeated="21"/>
          </chart:series>
          <chart:series chart:style-name="ch15" chart:values-cell-range-address="Map.J2:Map.J22" chart:label-cell-address="Map.J1:Map.J1" chart:class="chart:bar">
            <chart:data-point chart:repeated="21"/>
          </chart:series>
          <chart:series chart:style-name="ch16" chart:values-cell-range-address="Map.K2:Map.K22" chart:label-cell-address="Map.K1:Map.K1" chart:class="chart:bar">
            <chart:data-point chart:repeated="21"/>
          </chart:series>
          <chart:series chart:style-name="ch17" chart:values-cell-range-address="Map.L2:Map.L22" chart:label-cell-address="Map.L1:Map.L1" chart:class="chart:bar">
            <chart:data-point chart:repeated="21"/>
          </chart:series>
          <chart:series chart:style-name="ch18" chart:values-cell-range-address="Map.M2:Map.M22" chart:label-cell-address="Map.M1:Map.M1" chart:class="chart:bar">
            <chart:data-point chart:repeated="21"/>
          </chart:series>
          <chart:series chart:style-name="ch19" chart:values-cell-range-address="Map.N2:Map.N22" chart:label-cell-address="Map.N1:Map.N1" chart:class="chart:bar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ana</text:p>
                <draw:g>
                  <svg:desc>Map.B1:Map.B1</svg:desc>
                </draw:g>
              </table:table-cell>
              <table:table-cell office:value-type="string">
                <text:p>Egg</text:p>
                <draw:g>
                  <svg:desc>Map.C1:Map.C1</svg:desc>
                </draw:g>
              </table:table-cell>
              <table:table-cell office:value-type="string">
                <text:p>Water</text:p>
                <draw:g>
                  <svg:desc>Map.D1:Map.D1</svg:desc>
                </draw:g>
              </table:table-cell>
              <table:table-cell office:value-type="string">
                <text:p>Speared fish</text:p>
                <draw:g>
                  <svg:desc>Map.E1:Map.E1</svg:desc>
                </draw:g>
              </table:table-cell>
              <table:table-cell office:value-type="string">
                <text:p>Apple</text:p>
                <draw:g>
                  <svg:desc>Map.F1:Map.F1</svg:desc>
                </draw:g>
              </table:table-cell>
              <table:table-cell office:value-type="string">
                <text:p>Diamond</text:p>
                <draw:g>
                  <svg:desc>Map.G1:Map.G1</svg:desc>
                </draw:g>
              </table:table-cell>
              <table:table-cell office:value-type="string">
                <text:p>Leisure</text:p>
                <draw:g>
                  <svg:desc>Map.H1:Map.H1</svg:desc>
                </draw:g>
              </table:table-cell>
              <table:table-cell office:value-type="string">
                <text:p>Spear</text:p>
                <draw:g>
                  <svg:desc>Map.I1:Map.I1</svg:desc>
                </draw:g>
              </table:table-cell>
              <table:table-cell office:value-type="string">
                <text:p>Fish </text:p>
                <draw:g>
                  <svg:desc>Map.J1:Map.J1</svg:desc>
                </draw:g>
              </table:table-cell>
              <table:table-cell office:value-type="string">
                <text:p>Grapes</text:p>
                <draw:g>
                  <svg:desc>Map.K1:Map.K1</svg:desc>
                </draw:g>
              </table:table-cell>
              <table:table-cell office:value-type="string">
                <text:p>Cit Band</text:p>
                <draw:g>
                  <svg:desc>Map.L1:Map.L1</svg:desc>
                </draw:g>
              </table:table-cell>
              <table:table-cell office:value-type="string">
                <text:p>Mil Band</text:p>
                <draw:g>
                  <svg:desc>Map.M1:Map.M1</svg:desc>
                </draw:g>
              </table:table-cell>
              <table:table-cell office:value-type="string">
                <text:p>40 Band</text:p>
                <draw:g>
                  <svg:desc>Map.N1:Map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Map.B2:Map.B22</svg:desc>
                </draw:g>
              </table:table-cell>
              <table:table-cell office:value-type="float" office:value="1">
                <text:p>1</text:p>
                <draw:g>
                  <svg:desc>Map.C2:Map.C22</svg:desc>
                </draw:g>
              </table:table-cell>
              <table:table-cell office:value-type="float" office:value="3">
                <text:p>3</text:p>
                <draw:g>
                  <svg:desc>Map.D2:Map.D22</svg:desc>
                </draw:g>
              </table:table-cell>
              <table:table-cell office:value-type="float" office:value="NaN">
                <text:p>NaN</text:p>
                <draw:g>
                  <svg:desc>Map.E2:Map.E22</svg:desc>
                </draw:g>
              </table:table-cell>
              <table:table-cell office:value-type="float" office:value="NaN">
                <text:p>NaN</text:p>
                <draw:g>
                  <svg:desc>Map.F2:Map.F22</svg:desc>
                </draw:g>
              </table:table-cell>
              <table:table-cell office:value-type="float" office:value="NaN">
                <text:p>NaN</text:p>
                <draw:g>
                  <svg:desc>Map.G2:Map.G22</svg:desc>
                </draw:g>
              </table:table-cell>
              <table:table-cell office:value-type="float" office:value="NaN">
                <text:p>NaN</text:p>
                <draw:g>
                  <svg:desc>Map.H2:Map.H22</svg:desc>
                </draw:g>
              </table:table-cell>
              <table:table-cell office:value-type="float" office:value="NaN">
                <text:p>NaN</text:p>
                <draw:g>
                  <svg:desc>Map.I2:Map.I22</svg:desc>
                </draw:g>
              </table:table-cell>
              <table:table-cell office:value-type="float" office:value="NaN">
                <text:p>NaN</text:p>
                <draw:g>
                  <svg:desc>Map.J2:Map.J22</svg:desc>
                </draw:g>
              </table:table-cell>
              <table:table-cell office:value-type="float" office:value="NaN">
                <text:p>NaN</text:p>
                <draw:g>
                  <svg:desc>Map.K2:Map.K22</svg:desc>
                </draw:g>
              </table:table-cell>
              <table:table-cell office:value-type="float" office:value="NaN">
                <text:p>NaN</text:p>
                <draw:g>
                  <svg:desc>Map.L2:Map.L22</svg:desc>
                </draw:g>
              </table:table-cell>
              <table:table-cell office:value-type="float" office:value="NaN">
                <text:p>NaN</text:p>
                <draw:g>
                  <svg:desc>Map.M2:Map.M22</svg:desc>
                </draw:g>
              </table:table-cell>
              <table:table-cell office:value-type="float" office:value="NaN">
                <text:p>NaN</text:p>
                <draw:g>
                  <svg:desc>Map.N2:Map.N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